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1.161in"/>
    </style:style>
    <style:style style:name="co7" style:family="table-column">
      <style:table-column-properties fo:break-before="auto" style:column-width="1.2465in"/>
    </style:style>
    <style:style style:name="co8" style:family="table-column">
      <style:table-column-properties fo:break-before="auto" style:column-width="0.539in"/>
    </style:style>
    <style:style style:name="co9" style:family="table-column">
      <style:table-column-properties fo:break-before="auto" style:column-width="1.8154in"/>
    </style:style>
    <style:style style:name="co10" style:family="table-column">
      <style:table-column-properties fo:break-before="auto" style:column-width="1.5575in"/>
    </style:style>
    <style:style style:name="co11" style:family="table-column">
      <style:table-column-properties fo:break-before="auto" style:column-width="1.9972in"/>
    </style:style>
    <style:style style:name="co12" style:family="table-column">
      <style:table-column-properties fo:break-before="auto" style:column-width="1.9118in"/>
    </style:style>
    <style:style style:name="co13" style:family="table-column">
      <style:table-column-properties fo:break-before="auto" style:column-width="1.3646in"/>
    </style:style>
    <style:style style:name="co14" style:family="table-column">
      <style:table-column-properties fo:break-before="auto" style:column-width="1.3429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  <style:text-properties fo:color="#000000"/>
    </style:style>
    <style:style style:name="ce2" style:family="table-cell" style:parent-style-name="Default">
      <style:table-cell-properties fo:background-color="#ff4000"/>
    </style:style>
    <style:style style:name="ce3" style:family="table-cell" style:parent-style-name="Default">
      <style:table-cell-properties fo:background-color="#00a933"/>
    </style:style>
    <style:style style:name="ce4" style:family="table-cell" style:parent-style-name="Default">
      <style:table-cell-properties fo:background-color="#d4ea6b"/>
    </style:style>
    <style:style style:name="ce5" style:family="table-cell" style:parent-style-name="Default">
      <style:table-cell-properties fo:background-color="#158466"/>
    </style:style>
    <style:style style:name="ce6" style:family="table-cell" style:parent-style-name="Default">
      <style:table-cell-properties fo:background-color="#e8f2a1"/>
    </style:style>
    <style:style style:name="ce7" style:family="table-cell" style:parent-style-name="Default">
      <style:table-cell-properties fo:background-color="#ffb66c"/>
    </style:style>
    <style:style style:name="ce8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all_owa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2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auv_coun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regular_latency</text:p>
          </table:table-cell>
          <table:table-cell office:value-type="string" calcext:value-type="string">
            <text:p>priority_latency</text:p>
          </table:table-cell>
          <table:table-cell office:value-type="string" calcext:value-type="string">
            <text:p>regular_std</text:p>
          </table:table-cell>
          <table:table-cell office:value-type="string" calcext:value-type="string">
            <text:p>priority_std</text:p>
          </table:table-cell>
          <table:table-cell office:value-type="string" calcext:value-type="string">
            <text:p>transmitted_data</text:p>
          </table:table-cell>
          <table:table-cell office:value-type="string" calcext:value-type="string">
            <text:p>priority_objects</text:p>
          </table:table-cell>
          <table:table-cell office:value-type="string" calcext:value-type="string">
            <text:p>regular_objects</text:p>
          </table:table-cell>
          <table:table-cell office:value-type="string" calcext:value-type="string">
            <text:p>travelled_distance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regular_latency_normalized</text:p>
          </table:table-cell>
          <table:table-cell office:value-type="string" calcext:value-type="string">
            <text:p>priority_latency_normalized</text:p>
          </table:table-cell>
          <table:table-cell office:value-type="string" calcext:value-type="string">
            <text:p>regular_std_normalized</text:p>
          </table:table-cell>
          <table:table-cell office:value-type="string" calcext:value-type="string">
            <text:p>priority_std_normalized</text:p>
          </table:table-cell>
          <table:table-cell office:value-type="string" calcext:value-type="string">
            <text:p>travelled_distance_normalized</text:p>
          </table:table-cell>
          <table:table-cell office:value-type="string" calcext:value-type="string">
            <text:p>priority_objects_normalized</text:p>
          </table:table-cell>
          <table:table-cell office:value-type="string" calcext:value-type="string">
            <text:p>regular_objects_normalized</text:p>
          </table:table-cell>
          <table:table-cell office:value-type="string" calcext:value-type="string">
            <text:p>transmitted_data_normalized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utility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uv_count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3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wa</text:p>
          </table:table-cell>
          <table:table-cell office:value-type="float" office:value="236.571428571429" calcext:value-type="float">
            <text:p>236.571428571429</text:p>
          </table:table-cell>
          <table:table-cell office:value-type="float" office:value="160.142857142857" calcext:value-type="float">
            <text:p>160.142857142857</text:p>
          </table:table-cell>
          <table:table-cell office:value-type="float" office:value="162.03025087249" calcext:value-type="float">
            <text:p>162.03025087249</text:p>
          </table:table-cell>
          <table:table-cell office:value-type="float" office:value="82.6669472995355" calcext:value-type="float">
            <text:p>82.6669472995355</text:p>
          </table:table-cell>
          <table:table-cell office:value-type="float" office:value="840" calcext:value-type="float">
            <text:p>84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33.75786969711" calcext:value-type="float">
            <text:p>1133.7578696971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460790033310123" calcext:value-type="float">
            <text:p>0.460790033310123</text:p>
          </table:table-cell>
          <table:table-cell office:value-type="float" office:value="0.697502596544236" calcext:value-type="float">
            <text:p>0.697502596544236</text:p>
          </table:table-cell>
          <table:table-cell office:value-type="float" office:value="0.374716701770924" calcext:value-type="float">
            <text:p>0.374716701770924</text:p>
          </table:table-cell>
          <table:table-cell office:value-type="float" office:value="0.172453732388083" calcext:value-type="float">
            <text:p>0.172453732388083</text:p>
          </table:table-cell>
          <table:table-cell office:value-type="float" office:value="0.895922382552456" calcext:value-type="float">
            <text:p>0.895922382552456</text:p>
          </table:table-cell>
          <table:table-cell table:number-columns-repeated="2" office:value-type="float" office:value="0.933333333333333" calcext:value-type="float">
            <text:p>0.933333333333333</text:p>
          </table:table-cell>
          <table:table-cell office:value-type="float" office:value="0.96551724137931" calcext:value-type="float">
            <text:p>0.96551724137931</text:p>
          </table:table-cell>
          <table:table-cell office:value-type="float" office:value="0.275579163182352" calcext:value-type="float">
            <text:p>0.275579163182352</text:p>
          </table:table-cell>
          <table:table-cell office:value-type="float" office:value="0.282316496541602" calcext:value-type="float">
            <text:p>0.282316496541602</text:p>
          </table:table-cell>
          <table:table-cell office:value-type="float" office:value="0.408230879887173" calcext:value-type="float">
            <text:p>0.408230879887173</text:p>
          </table:table-cell>
          <table:table-cell office:value-type="float" office:value="0.966126539611127" calcext:value-type="float">
            <text:p>0.966126539611127</text:p>
          </table:table-cell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wa</text:p>
          </table:table-cell>
          <table:table-cell office:value-type="float" office:value="163.2" calcext:value-type="float">
            <text:p>163.2</text:p>
          </table:table-cell>
          <table:table-cell office:value-type="float" office:value="127.357142857143" calcext:value-type="float">
            <text:p>127.357142857143</text:p>
          </table:table-cell>
          <table:table-cell office:value-type="float" office:value="128.488576479445" calcext:value-type="float">
            <text:p>128.488576479445</text:p>
          </table:table-cell>
          <table:table-cell office:value-type="float" office:value="67.4840233432581" calcext:value-type="float">
            <text:p>67.4840233432581</text:p>
          </table:table-cell>
          <table:table-cell office:value-type="float" office:value="870" calcext:value-type="float">
            <text:p>87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90.45643278414" calcext:value-type="float">
            <text:p>1190.45643278414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74166776445791" calcext:value-type="float">
            <text:p>0.074166776445791</text:p>
          </table:table-cell>
          <table:table-cell office:value-type="float" office:value="0.345375790765744" calcext:value-type="float">
            <text:p>0.345375790765744</text:p>
          </table:table-cell>
          <table:table-cell office:value-type="float" office:value="0.195217262412603" calcext:value-type="float">
            <text:p>0.1952172624126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33333333333333" calcext:value-type="float">
            <text:p>0.93333333333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86870611962564" calcext:value-type="float">
            <text:p>0.386870611962564</text:p>
          </table:table-cell>
          <table:table-cell office:value-type="float" office:value="0.43305831884159" calcext:value-type="float">
            <text:p>0.43305831884159</text:p>
          </table:table-cell>
          <table:table-cell office:value-type="float" office:value="0.367879441171442" calcext:value-type="float">
            <text:p>0.367879441171442</text:p>
          </table:table-cell>
          <table:table-cell office:value-type="float" office:value="1.1878083719756" calcext:value-type="float">
            <text:p>1.1878083719756</text:p>
          </table:table-cell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wa</text:p>
          </table:table-cell>
          <table:table-cell office:value-type="float" office:value="243" calcext:value-type="float">
            <text:p>243</text:p>
          </table:table-cell>
          <table:table-cell office:value-type="float" office:value="162.642857142857" calcext:value-type="float">
            <text:p>162.642857142857</text:p>
          </table:table-cell>
          <table:table-cell office:value-type="float" office:value="162.435312568514" calcext:value-type="float">
            <text:p>162.435312568514</text:p>
          </table:table-cell>
          <table:table-cell office:value-type="float" office:value="83.0843937422455" calcext:value-type="float">
            <text:p>83.0843937422455</text:p>
          </table:table-cell>
          <table:table-cell office:value-type="float" office:value="840" calcext:value-type="float">
            <text:p>84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45.94615470952" calcext:value-type="float">
            <text:p>1145.94615470952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494664734554077" calcext:value-type="float">
            <text:p>0.494664734554077</text:p>
          </table:table-cell>
          <table:table-cell office:value-type="float" office:value="0.724353224435842" calcext:value-type="float">
            <text:p>0.724353224435842</text:p>
          </table:table-cell>
          <table:table-cell office:value-type="float" office:value="0.376884403552585" calcext:value-type="float">
            <text:p>0.376884403552585</text:p>
          </table:table-cell>
          <table:table-cell office:value-type="float" office:value="0.177195256308296" calcext:value-type="float">
            <text:p>0.177195256308296</text:p>
          </table:table-cell>
          <table:table-cell office:value-type="float" office:value="0.918295571497572" calcext:value-type="float">
            <text:p>0.918295571497572</text:p>
          </table:table-cell>
          <table:table-cell table:number-columns-repeated="2" office:value-type="float" office:value="0.933333333333333" calcext:value-type="float">
            <text:p>0.933333333333333</text:p>
          </table:table-cell>
          <table:table-cell office:value-type="float" office:value="0.96551724137931" calcext:value-type="float">
            <text:p>0.96551724137931</text:p>
          </table:table-cell>
          <table:table-cell office:value-type="float" office:value="0.269483562208487" calcext:value-type="float">
            <text:p>0.269483562208487</text:p>
          </table:table-cell>
          <table:table-cell office:value-type="float" office:value="0.275269923467452" calcext:value-type="float">
            <text:p>0.275269923467452</text:p>
          </table:table-cell>
          <table:table-cell office:value-type="float" office:value="0.399198867490071" calcext:value-type="float">
            <text:p>0.399198867490071</text:p>
          </table:table-cell>
          <table:table-cell office:value-type="float" office:value="0.94395235316601" calcext:value-type="float">
            <text:p>0.94395235316601</text:p>
          </table:table-cell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wa</text:p>
          </table:table-cell>
          <table:table-cell office:value-type="float" office:value="236.071428571429" calcext:value-type="float">
            <text:p>236.071428571429</text:p>
          </table:table-cell>
          <table:table-cell office:value-type="float" office:value="160.357142857143" calcext:value-type="float">
            <text:p>160.357142857143</text:p>
          </table:table-cell>
          <table:table-cell office:value-type="float" office:value="162.345530978131" calcext:value-type="float">
            <text:p>162.345530978131</text:p>
          </table:table-cell>
          <table:table-cell office:value-type="float" office:value="82.0924498944351" calcext:value-type="float">
            <text:p>82.0924498944351</text:p>
          </table:table-cell>
          <table:table-cell office:value-type="float" office:value="840" calcext:value-type="float">
            <text:p>84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39.29099520425" calcext:value-type="float">
            <text:p>1139.29099520425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458155334324482" calcext:value-type="float">
            <text:p>0.458155334324482</text:p>
          </table:table-cell>
          <table:table-cell office:value-type="float" office:value="0.699804078934945" calcext:value-type="float">
            <text:p>0.699804078934945</text:p>
          </table:table-cell>
          <table:table-cell office:value-type="float" office:value="0.376403934242989" calcext:value-type="float">
            <text:p>0.376403934242989</text:p>
          </table:table-cell>
          <table:table-cell office:value-type="float" office:value="0.165928360724354" calcext:value-type="float">
            <text:p>0.165928360724354</text:p>
          </table:table-cell>
          <table:table-cell office:value-type="float" office:value="0.906079157053717" calcext:value-type="float">
            <text:p>0.906079157053717</text:p>
          </table:table-cell>
          <table:table-cell table:number-columns-repeated="2" office:value-type="float" office:value="0.933333333333333" calcext:value-type="float">
            <text:p>0.933333333333333</text:p>
          </table:table-cell>
          <table:table-cell office:value-type="float" office:value="0.96551724137931" calcext:value-type="float">
            <text:p>0.96551724137931</text:p>
          </table:table-cell>
          <table:table-cell office:value-type="float" office:value="0.276400196578945" calcext:value-type="float">
            <text:p>0.276400196578945</text:p>
          </table:table-cell>
          <table:table-cell office:value-type="float" office:value="0.282503107360721" calcext:value-type="float">
            <text:p>0.282503107360721</text:p>
          </table:table-cell>
          <table:table-cell office:value-type="float" office:value="0.404105556350157" calcext:value-type="float">
            <text:p>0.404105556350157</text:p>
          </table:table-cell>
          <table:table-cell office:value-type="float" office:value="0.963008860289822" calcext:value-type="float">
            <text:p>0.963008860289822</text:p>
          </table:table-cell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wa</text:p>
          </table:table-cell>
          <table:table-cell office:value-type="float" office:value="240.071428571429" calcext:value-type="float">
            <text:p>240.071428571429</text:p>
          </table:table-cell>
          <table:table-cell office:value-type="float" office:value="160.642857142857" calcext:value-type="float">
            <text:p>160.642857142857</text:p>
          </table:table-cell>
          <table:table-cell office:value-type="float" office:value="159.822239853058" calcext:value-type="float">
            <text:p>159.822239853058</text:p>
          </table:table-cell>
          <table:table-cell office:value-type="float" office:value="81.7751204809282" calcext:value-type="float">
            <text:p>81.7751204809282</text:p>
          </table:table-cell>
          <table:table-cell office:value-type="float" office:value="840" calcext:value-type="float">
            <text:p>84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49.23520124374" calcext:value-type="float">
            <text:p>1149.235201243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9232926209609" calcext:value-type="float">
            <text:p>0.479232926209609</text:p>
          </table:table-cell>
          <table:table-cell office:value-type="float" office:value="0.702872722122557" calcext:value-type="float">
            <text:p>0.702872722122557</text:p>
          </table:table-cell>
          <table:table-cell office:value-type="float" office:value="0.362900453856737" calcext:value-type="float">
            <text:p>0.362900453856737</text:p>
          </table:table-cell>
          <table:table-cell office:value-type="float" office:value="0.162324006127482" calcext:value-type="float">
            <text:p>0.162324006127482</text:p>
          </table:table-cell>
          <table:table-cell office:value-type="float" office:value="0.924333045964618" calcext:value-type="float">
            <text:p>0.924333045964618</text:p>
          </table:table-cell>
          <table:table-cell table:number-columns-repeated="2" office:value-type="float" office:value="0.933333333333333" calcext:value-type="float">
            <text:p>0.933333333333333</text:p>
          </table:table-cell>
          <table:table-cell office:value-type="float" office:value="0.96551724137931" calcext:value-type="float">
            <text:p>0.96551724137931</text:p>
          </table:table-cell>
          <table:table-cell office:value-type="float" office:value="0.276504428575457" calcext:value-type="float">
            <text:p>0.276504428575457</text:p>
          </table:table-cell>
          <table:table-cell office:value-type="float" office:value="0.281013282506224" calcext:value-type="float">
            <text:p>0.281013282506224</text:p>
          </table:table-cell>
          <table:table-cell office:value-type="float" office:value="0.396795975518788" calcext:value-type="float">
            <text:p>0.396795975518788</text:p>
          </table:table-cell>
          <table:table-cell office:value-type="float" office:value="0.954313686600469" calcext:value-type="float">
            <text:p>0.954313686600469</text:p>
          </table:table-cell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wa</text:p>
          </table:table-cell>
          <table:table-cell office:value-type="float" office:value="238.857142857143" calcext:value-type="float">
            <text:p>238.857142857143</text:p>
          </table:table-cell>
          <table:table-cell office:value-type="float" office:value="158.928571428571" calcext:value-type="float">
            <text:p>158.928571428571</text:p>
          </table:table-cell>
          <table:table-cell office:value-type="float" office:value="159.546403735888" calcext:value-type="float">
            <text:p>159.546403735888</text:p>
          </table:table-cell>
          <table:table-cell office:value-type="float" office:value="82.2608087690649" calcext:value-type="float">
            <text:p>82.2608087690649</text:p>
          </table:table-cell>
          <table:table-cell office:value-type="float" office:value="840" calcext:value-type="float">
            <text:p>84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47.38929259233" calcext:value-type="float">
            <text:p>1147.38929259233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3089" calcext:value-type="float">
            <text:p>0.3089</text:p>
          </table:table-cell>
          <table:table-cell office:value-type="float" office:value="0.1544" calcext:value-type="float">
            <text:p>0.1544</text:p>
          </table:table-cell>
          <table:table-cell office:value-type="float" office:value="0.472834371530196" calcext:value-type="float">
            <text:p>0.472834371530196</text:p>
          </table:table-cell>
          <table:table-cell office:value-type="float" office:value="0.684460862996884" calcext:value-type="float">
            <text:p>0.684460862996884</text:p>
          </table:table-cell>
          <table:table-cell office:value-type="float" office:value="0.361424307263499" calcext:value-type="float">
            <text:p>0.361424307263499</text:p>
          </table:table-cell>
          <table:table-cell office:value-type="float" office:value="0.167840648264895" calcext:value-type="float">
            <text:p>0.167840648264895</text:p>
          </table:table-cell>
          <table:table-cell office:value-type="float" office:value="0.92094463955704" calcext:value-type="float">
            <text:p>0.92094463955704</text:p>
          </table:table-cell>
          <table:table-cell table:number-columns-repeated="2" office:value-type="float" office:value="0.933333333333333" calcext:value-type="float">
            <text:p>0.933333333333333</text:p>
          </table:table-cell>
          <table:table-cell office:value-type="float" office:value="0.96551724137931" calcext:value-type="float">
            <text:p>0.96551724137931</text:p>
          </table:table-cell>
          <table:table-cell office:value-type="float" office:value="0.27902026692113" calcext:value-type="float">
            <text:p>0.27902026692113</text:p>
          </table:table-cell>
          <table:table-cell office:value-type="float" office:value="0.28256232541377" calcext:value-type="float">
            <text:p>0.28256232541377</text:p>
          </table:table-cell>
          <table:table-cell office:value-type="float" office:value="0.398142761986113" calcext:value-type="float">
            <text:p>0.398142761986113</text:p>
          </table:table-cell>
          <table:table-cell table:style-name="ce1" office:value-type="float" office:value="0.959725354321013" calcext:value-type="float">
            <text:p>0.959725354321013</text:p>
          </table:table-cell>
          <table:table-cell table:style-name="ce1" office:value-type="float" office:value="15000" calcext:value-type="float">
            <text:p>15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5367" calcext:value-type="float">
            <text:p>0.5367</text:p>
          </table:table-cell>
          <table:table-cell table:style-name="ce1" office:value-type="float" office:value="0.3089" calcext:value-type="float">
            <text:p>0.3089</text:p>
          </table:table-cell>
          <table:table-cell table:style-name="ce1" office:value-type="float" office:value="0.1544" calcext:value-type="float">
            <text:p>0.154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wa</text:p>
          </table:table-cell>
          <table:table-cell office:value-type="float" office:value="278" calcext:value-type="float">
            <text:p>278</text:p>
          </table:table-cell>
          <table:table-cell office:value-type="float" office:value="167.8" calcext:value-type="float">
            <text:p>167.8</text:p>
          </table:table-cell>
          <table:table-cell office:value-type="float" office:value="151.325256759516" calcext:value-type="float">
            <text:p>151.325256759516</text:p>
          </table:table-cell>
          <table:table-cell office:value-type="float" office:value="122.294842783449" calcext:value-type="float">
            <text:p>122.294842783449</text:p>
          </table:table-cell>
          <table:table-cell office:value-type="float" office:value="750" calcext:value-type="float">
            <text:p>7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95.297536406215" calcext:value-type="float">
            <text:p>895.297536406215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67909366354894" calcext:value-type="float">
            <text:p>0.67909366354894</text:p>
          </table:table-cell>
          <table:table-cell office:value-type="float" office:value="0.779742233972241" calcext:value-type="float">
            <text:p>0.779742233972241</text:p>
          </table:table-cell>
          <table:table-cell office:value-type="float" office:value="0.317428552732916" calcext:value-type="float">
            <text:p>0.317428552732916</text:p>
          </table:table-cell>
          <table:table-cell office:value-type="float" office:value="0.622563243742137" calcext:value-type="float">
            <text:p>0.622563243742137</text:p>
          </table:table-cell>
          <table:table-cell office:value-type="float" office:value="0.458197297587374" calcext:value-type="float">
            <text:p>0.458197297587374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862068965517241" calcext:value-type="float">
            <text:p>0.862068965517241</text:p>
          </table:table-cell>
          <table:table-cell office:value-type="float" office:value="0.197450521806903" calcext:value-type="float">
            <text:p>0.197450521806903</text:p>
          </table:table-cell>
          <table:table-cell office:value-type="float" office:value="0.179750496242073" calcext:value-type="float">
            <text:p>0.179750496242073</text:p>
          </table:table-cell>
          <table:table-cell office:value-type="float" office:value="0.632422688426977" calcext:value-type="float">
            <text:p>0.632422688426977</text:p>
          </table:table-cell>
          <table:table-cell office:value-type="float" office:value="1.00962370647595" calcext:value-type="float">
            <text:p>1.00962370647595</text:p>
          </table:table-cell>
          <table:table-cell office:value-type="float" office:value="15000" calcext:value-type="float">
            <text:p>15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wa</text:p>
          </table:table-cell>
          <table:table-cell office:value-type="float" office:value="276.8" calcext:value-type="float">
            <text:p>276.8</text:p>
          </table:table-cell>
          <table:table-cell office:value-type="float" office:value="168.066666666667" calcext:value-type="float">
            <text:p>168.066666666667</text:p>
          </table:table-cell>
          <table:table-cell office:value-type="float" office:value="150.442901682554" calcext:value-type="float">
            <text:p>150.442901682554</text:p>
          </table:table-cell>
          <table:table-cell office:value-type="float" office:value="122.190990237571" calcext:value-type="float">
            <text:p>122.190990237571</text:p>
          </table:table-cell>
          <table:table-cell office:value-type="float" office:value="750" calcext:value-type="float">
            <text:p>7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90.214534186649" calcext:value-type="float">
            <text:p>890.214534186649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672770385983402" calcext:value-type="float">
            <text:p>0.672770385983402</text:p>
          </table:table-cell>
          <table:table-cell office:value-type="float" office:value="0.782606300947345" calcext:value-type="float">
            <text:p>0.782606300947345</text:p>
          </table:table-cell>
          <table:table-cell office:value-type="float" office:value="0.312706598790676" calcext:value-type="float">
            <text:p>0.312706598790676</text:p>
          </table:table-cell>
          <table:table-cell office:value-type="float" office:value="0.621383644923995" calcext:value-type="float">
            <text:p>0.621383644923995</text:p>
          </table:table-cell>
          <table:table-cell office:value-type="float" office:value="0.448866783167087" calcext:value-type="float">
            <text:p>0.448866783167087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862068965517241" calcext:value-type="float">
            <text:p>0.862068965517241</text:p>
          </table:table-cell>
          <table:table-cell office:value-type="float" office:value="0.197183730588676" calcext:value-type="float">
            <text:p>0.197183730588676</text:p>
          </table:table-cell>
          <table:table-cell office:value-type="float" office:value="0.181204255314721" calcext:value-type="float">
            <text:p>0.181204255314721</text:p>
          </table:table-cell>
          <table:table-cell office:value-type="float" office:value="0.63835113214581" calcext:value-type="float">
            <text:p>0.63835113214581</text:p>
          </table:table-cell>
          <table:table-cell office:value-type="float" office:value="1.01673911804921" calcext:value-type="float">
            <text:p>1.01673911804921</text:p>
          </table:table-cell>
          <table:table-cell office:value-type="float" office:value="15000" calcext:value-type="float">
            <text:p>15000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wa</text:p>
          </table:table-cell>
          <table:table-cell office:value-type="float" office:value="286.7" calcext:value-type="float">
            <text:p>286.7</text:p>
          </table:table-cell>
          <table:table-cell office:value-type="float" office:value="168.642857142857" calcext:value-type="float">
            <text:p>168.642857142857</text:p>
          </table:table-cell>
          <table:table-cell office:value-type="float" office:value="156.569508880596" calcext:value-type="float">
            <text:p>156.569508880596</text:p>
          </table:table-cell>
          <table:table-cell office:value-type="float" office:value="128.874182616438" calcext:value-type="float">
            <text:p>128.874182616438</text:p>
          </table:table-cell>
          <table:table-cell office:value-type="float" office:value="720" calcext:value-type="float">
            <text:p>72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98.967664259775" calcext:value-type="float">
            <text:p>898.967664259775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724937425899091" calcext:value-type="float">
            <text:p>0.724937425899091</text:p>
          </table:table-cell>
          <table:table-cell office:value-type="float" office:value="0.788794731375696" calcext:value-type="float">
            <text:p>0.788794731375696</text:p>
          </table:table-cell>
          <table:table-cell office:value-type="float" office:value="0.345493350708023" calcext:value-type="float">
            <text:p>0.345493350708023</text:p>
          </table:table-cell>
          <table:table-cell office:value-type="float" office:value="0.697294021167873" calcext:value-type="float">
            <text:p>0.697294021167873</text:p>
          </table:table-cell>
          <table:table-cell office:value-type="float" office:value="0.464934296585745" calcext:value-type="float">
            <text:p>0.46493429658574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827586206896552" calcext:value-type="float">
            <text:p>0.827586206896552</text:p>
          </table:table-cell>
          <table:table-cell office:value-type="float" office:value="0.17220887614388" calcext:value-type="float">
            <text:p>0.17220887614388</text:p>
          </table:table-cell>
          <table:table-cell office:value-type="float" office:value="0.170214114003691" calcext:value-type="float">
            <text:p>0.170214114003691</text:p>
          </table:table-cell>
          <table:table-cell office:value-type="float" office:value="0.628176377166505" calcext:value-type="float">
            <text:p>0.628176377166505</text:p>
          </table:table-cell>
          <table:table-cell office:value-type="float" office:value="0.970599367314075" calcext:value-type="float">
            <text:p>0.970599367314075</text:p>
          </table:table-cell>
          <table:table-cell office:value-type="float" office:value="15000" calcext:value-type="float">
            <text:p>15000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wa</text:p>
          </table:table-cell>
          <table:table-cell office:value-type="float" office:value="294.9" calcext:value-type="float">
            <text:p>294.9</text:p>
          </table:table-cell>
          <table:table-cell office:value-type="float" office:value="172.857142857143" calcext:value-type="float">
            <text:p>172.857142857143</text:p>
          </table:table-cell>
          <table:table-cell office:value-type="float" office:value="159.413822069062" calcext:value-type="float">
            <text:p>159.413822069062</text:p>
          </table:table-cell>
          <table:table-cell office:value-type="float" office:value="131.663824330613" calcext:value-type="float">
            <text:p>131.663824330613</text:p>
          </table:table-cell>
          <table:table-cell office:value-type="float" office:value="720" calcext:value-type="float">
            <text:p>72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80.43310171931" calcext:value-type="float">
            <text:p>880.4331017193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768146489263602" calcext:value-type="float">
            <text:p>0.768146489263602</text:p>
          </table:table-cell>
          <table:table-cell office:value-type="float" office:value="0.834057218392975" calcext:value-type="float">
            <text:p>0.834057218392975</text:p>
          </table:table-cell>
          <table:table-cell office:value-type="float" office:value="0.360714791853341" calcext:value-type="float">
            <text:p>0.360714791853341</text:p>
          </table:table-cell>
          <table:table-cell office:value-type="float" office:value="0.728979889253657" calcext:value-type="float">
            <text:p>0.728979889253657</text:p>
          </table:table-cell>
          <table:table-cell office:value-type="float" office:value="0.430911686406305" calcext:value-type="float">
            <text:p>0.43091168640630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827586206896552" calcext:value-type="float">
            <text:p>0.827586206896552</text:p>
          </table:table-cell>
          <table:table-cell office:value-type="float" office:value="0.161663855462725" calcext:value-type="float">
            <text:p>0.161663855462725</text:p>
          </table:table-cell>
          <table:table-cell office:value-type="float" office:value="0.162914205772141" calcext:value-type="float">
            <text:p>0.162914205772141</text:p>
          </table:table-cell>
          <table:table-cell office:value-type="float" office:value="0.649916304684848" calcext:value-type="float">
            <text:p>0.649916304684848</text:p>
          </table:table-cell>
          <table:table-cell office:value-type="float" office:value="0.974494365919714" calcext:value-type="float">
            <text:p>0.974494365919714</text:p>
          </table:table-cell>
          <table:table-cell office:value-type="float" office:value="15000" calcext:value-type="float">
            <text:p>15000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wa</text:p>
          </table:table-cell>
          <table:table-cell office:value-type="float" office:value="254.8" calcext:value-type="float">
            <text:p>254.8</text:p>
          </table:table-cell>
          <table:table-cell office:value-type="float" office:value="151.133333333333" calcext:value-type="float">
            <text:p>151.133333333333</text:p>
          </table:table-cell>
          <table:table-cell office:value-type="float" office:value="146.592253850225" calcext:value-type="float">
            <text:p>146.592253850225</text:p>
          </table:table-cell>
          <table:table-cell office:value-type="float" office:value="115.819358526646" calcext:value-type="float">
            <text:p>115.819358526646</text:p>
          </table:table-cell>
          <table:table-cell office:value-type="float" office:value="750" calcext:value-type="float">
            <text:p>7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78.72043891528" calcext:value-type="float">
            <text:p>878.720438915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6843630615202" calcext:value-type="float">
            <text:p>0.556843630615202</text:p>
          </table:table-cell>
          <table:table-cell office:value-type="float" office:value="0.6007380480282" calcext:value-type="float">
            <text:p>0.6007380480282</text:p>
          </table:table-cell>
          <table:table-cell office:value-type="float" office:value="0.292099722730467" calcext:value-type="float">
            <text:p>0.292099722730467</text:p>
          </table:table-cell>
          <table:table-cell office:value-type="float" office:value="0.549012099553981" calcext:value-type="float">
            <text:p>0.549012099553981</text:p>
          </table:table-cell>
          <table:table-cell office:value-type="float" office:value="0.427767870153662" calcext:value-type="float">
            <text:p>0.427767870153662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862068965517241" calcext:value-type="float">
            <text:p>0.862068965517241</text:p>
          </table:table-cell>
          <table:table-cell office:value-type="float" office:value="0.2405347225744" calcext:value-type="float">
            <text:p>0.2405347225744</text:p>
          </table:table-cell>
          <table:table-cell office:value-type="float" office:value="0.199769706826936" calcext:value-type="float">
            <text:p>0.199769706826936</text:p>
          </table:table-cell>
          <table:table-cell office:value-type="float" office:value="0.651962737244839" calcext:value-type="float">
            <text:p>0.651962737244839</text:p>
          </table:table-cell>
          <table:table-cell office:value-type="float" office:value="1.09226716664618" calcext:value-type="float">
            <text:p>1.09226716664618</text:p>
          </table:table-cell>
          <table:table-cell office:value-type="float" office:value="15000" calcext:value-type="float">
            <text:p>15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wa</text:p>
          </table:table-cell>
          <table:table-cell office:value-type="float" office:value="285.3" calcext:value-type="float">
            <text:p>285.3</text:p>
          </table:table-cell>
          <table:table-cell office:value-type="float" office:value="171.066666666667" calcext:value-type="float">
            <text:p>171.066666666667</text:p>
          </table:table-cell>
          <table:table-cell office:value-type="float" office:value="154.595565553766" calcext:value-type="float">
            <text:p>154.595565553766</text:p>
          </table:table-cell>
          <table:table-cell office:value-type="float" office:value="125.667058228517" calcext:value-type="float">
            <text:p>125.667058228517</text:p>
          </table:table-cell>
          <table:table-cell office:value-type="float" office:value="750" calcext:value-type="float">
            <text:p>7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30.01941853457" calcext:value-type="float">
            <text:p>930.01941853457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1224" calcext:value-type="float">
            <text:p>0.1224</text:p>
          </table:table-cell>
          <table:table-cell office:value-type="float" office:value="0.0338" calcext:value-type="float">
            <text:p>0.0338</text:p>
          </table:table-cell>
          <table:table-cell office:value-type="float" office:value="0.717560268739297" calcext:value-type="float">
            <text:p>0.717560268739297</text:p>
          </table:table-cell>
          <table:table-cell office:value-type="float" office:value="0.814827054417272" calcext:value-type="float">
            <text:p>0.814827054417272</text:p>
          </table:table-cell>
          <table:table-cell office:value-type="float" office:value="0.334929724207477" calcext:value-type="float">
            <text:p>0.334929724207477</text:p>
          </table:table-cell>
          <table:table-cell office:value-type="float" office:value="0.660866217635269" calcext:value-type="float">
            <text:p>0.660866217635269</text:p>
          </table:table-cell>
          <table:table-cell office:value-type="float" office:value="0.521933846954018" calcext:value-type="float">
            <text:p>0.521933846954018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862068965517241" calcext:value-type="float">
            <text:p>0.862068965517241</text:p>
          </table:table-cell>
          <table:table-cell office:value-type="float" office:value="0.186078806581691" calcext:value-type="float">
            <text:p>0.186078806581691</text:p>
          </table:table-cell>
          <table:table-cell office:value-type="float" office:value="0.172498160376222" calcext:value-type="float">
            <text:p>0.172498160376222</text:p>
          </table:table-cell>
          <table:table-cell office:value-type="float" office:value="0.593371947186422" calcext:value-type="float">
            <text:p>0.593371947186422</text:p>
          </table:table-cell>
          <table:table-cell table:style-name="ce2" office:value-type="float" office:value="0.951948914144335" calcext:value-type="float">
            <text:p>0.951948914144335</text:p>
          </table:table-cell>
          <table:table-cell table:style-name="ce2" office:value-type="float" office:value="15000" calcext:value-type="float">
            <text:p>150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9024" calcext:value-type="float">
            <text:p>0.9024</text:p>
          </table:table-cell>
          <table:table-cell table:style-name="ce2" office:value-type="float" office:value="0.1224" calcext:value-type="float">
            <text:p>0.1224</text:p>
          </table:table-cell>
          <table:table-cell table:style-name="ce2" office:value-type="float" office:value="0.0338" calcext:value-type="float">
            <text:p>0.0338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wa</text:p>
          </table:table-cell>
          <table:table-cell office:value-type="float" office:value="338.9" calcext:value-type="float">
            <text:p>338.9</text:p>
          </table:table-cell>
          <table:table-cell office:value-type="float" office:value="113.153846153846" calcext:value-type="float">
            <text:p>113.153846153846</text:p>
          </table:table-cell>
          <table:table-cell office:value-type="float" office:value="278.872113262613" calcext:value-type="float">
            <text:p>278.872113262613</text:p>
          </table:table-cell>
          <table:table-cell office:value-type="float" office:value="108.785604251241" calcext:value-type="float">
            <text:p>108.785604251241</text:p>
          </table:table-cell>
          <table:table-cell office:value-type="float" office:value="690" calcext:value-type="float">
            <text:p>69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94.886466061463" calcext:value-type="float">
            <text:p>694.88646606146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192828816920026" calcext:value-type="float">
            <text:p>0.192828816920026</text:p>
          </table:table-cell>
          <table:table-cell office:value-type="float" office:value="1" calcext:value-type="float">
            <text:p>1</text:p>
          </table:table-cell>
          <table:table-cell office:value-type="float" office:value="0.46911990085844" calcext:value-type="float">
            <text:p>0.46911990085844</text:p>
          </table:table-cell>
          <table:table-cell office:value-type="float" office:value="0.0903166040399767" calcext:value-type="float">
            <text:p>0.090316604039977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93103448275862" calcext:value-type="float">
            <text:p>0.793103448275862</text:p>
          </table:table-cell>
          <table:table-cell office:value-type="float" office:value="0.294928395740593" calcext:value-type="float">
            <text:p>0.294928395740593</text:p>
          </table:table-cell>
          <table:table-cell office:value-type="float" office:value="0.0794686146814117" calcext:value-type="float">
            <text:p>0.079468614681412</text:p>
          </table:table-cell>
          <table:table-cell office:value-type="float" office:value="0.913641876766248" calcext:value-type="float">
            <text:p>0.913641876766248</text:p>
          </table:table-cell>
          <table:table-cell office:value-type="float" office:value="1.28803888718825" calcext:value-type="float">
            <text:p>1.28803888718825</text:p>
          </table:table-cell>
          <table:table-cell office:value-type="float" office:value="15000" calcext:value-type="float">
            <text:p>150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wa</text:p>
          </table:table-cell>
          <table:table-cell office:value-type="float" office:value="149.125" calcext:value-type="float">
            <text:p>149.125</text:p>
          </table:table-cell>
          <table:table-cell office:value-type="float" office:value="163.076923076923" calcext:value-type="float">
            <text:p>163.076923076923</text:p>
          </table:table-cell>
          <table:table-cell office:value-type="float" office:value="96.1790554865544" calcext:value-type="float">
            <text:p>96.1790554865544</text:p>
          </table:table-cell>
          <table:table-cell office:value-type="float" office:value="133.928128448596" calcext:value-type="float">
            <text:p>133.928128448596</text:p>
          </table:table-cell>
          <table:table-cell office:value-type="float" office:value="630" calcext:value-type="float">
            <text:p>63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23.756543271314" calcext:value-type="float">
            <text:p>723.756543271314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729015201586252" calcext:value-type="float">
            <text:p>0.729015201586252</text:p>
          </table:table-cell>
          <table:table-cell office:value-type="float" office:value="0.0223117349126895" calcext:value-type="float">
            <text:p>0.02231173491269</text:p>
          </table:table-cell>
          <table:table-cell office:value-type="float" office:value="0.754698762478094" calcext:value-type="float">
            <text:p>0.754698762478094</text:p>
          </table:table-cell>
          <table:table-cell office:value-type="float" office:value="0.143311401225865" calcext:value-type="float">
            <text:p>0.143311401225865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0.724137931034483" calcext:value-type="float">
            <text:p>0.724137931034483</text:p>
          </table:table-cell>
          <table:table-cell office:value-type="float" office:value="0.160218155269408" calcext:value-type="float">
            <text:p>0.160218155269408</text:p>
          </table:table-cell>
          <table:table-cell office:value-type="float" office:value="0.2636918920842" calcext:value-type="float">
            <text:p>0.2636918920842</text:p>
          </table:table-cell>
          <table:table-cell office:value-type="float" office:value="0.866484202636435" calcext:value-type="float">
            <text:p>0.866484202636435</text:p>
          </table:table-cell>
          <table:table-cell office:value-type="float" office:value="1.29039424999004" calcext:value-type="float">
            <text:p>1.29039424999004</text:p>
          </table:table-cell>
          <table:table-cell office:value-type="float" office:value="15000" calcext:value-type="float">
            <text:p>15000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wa</text:p>
          </table:table-cell>
          <table:table-cell office:value-type="float" office:value="174.090909090909" calcext:value-type="float">
            <text:p>174.090909090909</text:p>
          </table:table-cell>
          <table:table-cell office:value-type="float" office:value="143.769230769231" calcext:value-type="float">
            <text:p>143.769230769231</text:p>
          </table:table-cell>
          <table:table-cell office:value-type="float" office:value="158.618696593721" calcext:value-type="float">
            <text:p>158.618696593721</text:p>
          </table:table-cell>
          <table:table-cell office:value-type="float" office:value="132.386526156147" calcext:value-type="float">
            <text:p>132.386526156147</text:p>
          </table:table-cell>
          <table:table-cell office:value-type="float" office:value="720" calcext:value-type="float">
            <text:p>72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00.22791706648" calcext:value-type="float">
            <text:p>700.22791706648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131555310714842" calcext:value-type="float">
            <text:p>0.131555310714842</text:p>
          </table:table-cell>
          <table:table-cell office:value-type="float" office:value="0.521645736946464" calcext:value-type="float">
            <text:p>0.521645736946464</text:p>
          </table:table-cell>
          <table:table-cell office:value-type="float" office:value="0.356459650163906" calcext:value-type="float">
            <text:p>0.356459650163906</text:p>
          </table:table-cell>
          <table:table-cell office:value-type="float" office:value="0.737188626093539" calcext:value-type="float">
            <text:p>0.737188626093539</text:p>
          </table:table-cell>
          <table:table-cell office:value-type="float" office:value="0.100121534959685" calcext:value-type="float">
            <text:p>0.100121534959685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0.827586206896552" calcext:value-type="float">
            <text:p>0.827586206896552</text:p>
          </table:table-cell>
          <table:table-cell office:value-type="float" office:value="0.191684666673703" calcext:value-type="float">
            <text:p>0.191684666673703</text:p>
          </table:table-cell>
          <table:table-cell office:value-type="float" office:value="0.278931622572629" calcext:value-type="float">
            <text:p>0.278931622572629</text:p>
          </table:table-cell>
          <table:table-cell office:value-type="float" office:value="0.904727455339128" calcext:value-type="float">
            <text:p>0.904727455339128</text:p>
          </table:table-cell>
          <table:table-cell office:value-type="float" office:value="1.37534374458546" calcext:value-type="float">
            <text:p>1.37534374458546</text:p>
          </table:table-cell>
          <table:table-cell office:value-type="float" office:value="15000" calcext:value-type="float">
            <text:p>15000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wa</text:p>
          </table:table-cell>
          <table:table-cell office:value-type="float" office:value="217.857142857143" calcext:value-type="float">
            <text:p>217.857142857143</text:p>
          </table:table-cell>
          <table:table-cell office:value-type="float" office:value="134.090909090909" calcext:value-type="float">
            <text:p>134.090909090909</text:p>
          </table:table-cell>
          <table:table-cell office:value-type="float" office:value="92.0098338429623" calcext:value-type="float">
            <text:p>92.0098338429623</text:p>
          </table:table-cell>
          <table:table-cell office:value-type="float" office:value="106.386516575602" calcext:value-type="float">
            <text:p>106.386516575602</text:p>
          </table:table-cell>
          <table:table-cell office:value-type="float" office:value="540" calcext:value-type="float">
            <text:p>54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45.684516616886" calcext:value-type="float">
            <text:p>645.684516616886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362177014133278" calcext:value-type="float">
            <text:p>0.362177014133278</text:p>
          </table:table-cell>
          <table:table-cell office:value-type="float" office:value="0.417698131346512" calcext:value-type="float">
            <text:p>0.417698131346512</text:p>
          </table:table-cell>
          <table:table-cell office:value-type="float" office:value="0" calcext:value-type="float">
            <text:p>0</text:p>
          </table:table-cell>
          <table:table-cell office:value-type="float" office:value="0.441870101993503" calcext:value-type="float">
            <text:p>0.441870101993503</text:p>
          </table:table-cell>
          <table:table-cell office:value-type="float" office:value="0" calcext:value-type="float">
            <text:p>0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0.466666666666667" calcext:value-type="float">
            <text:p>0.466666666666667</text:p>
          </table:table-cell>
          <table:table-cell office:value-type="float" office:value="0.620689655172414" calcext:value-type="float">
            <text:p>0.620689655172414</text:p>
          </table:table-cell>
          <table:table-cell office:value-type="float" office:value="0.218115012116713" calcext:value-type="float">
            <text:p>0.218115012116713</text:p>
          </table:table-cell>
          <table:table-cell office:value-type="float" office:value="0.191535248123796" calcext:value-type="float">
            <text:p>0.191535248123796</text:p>
          </table:table-cell>
          <table:table-cell office:value-type="float" office:value="1" calcext:value-type="float">
            <text:p>1</text:p>
          </table:table-cell>
          <table:table-cell office:value-type="float" office:value="1.40965026024051" calcext:value-type="float">
            <text:p>1.40965026024051</text:p>
          </table:table-cell>
          <table:table-cell office:value-type="float" office:value="15000" calcext:value-type="float">
            <text:p>15000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wa</text:p>
          </table:table-cell>
          <table:table-cell office:value-type="float" office:value="181.222222222222" calcext:value-type="float">
            <text:p>181.222222222222</text:p>
          </table:table-cell>
          <table:table-cell office:value-type="float" office:value="188.307692307692" calcext:value-type="float">
            <text:p>188.307692307692</text:p>
          </table:table-cell>
          <table:table-cell office:value-type="float" office:value="99.5926425216464" calcext:value-type="float">
            <text:p>99.5926425216464</text:p>
          </table:table-cell>
          <table:table-cell office:value-type="float" office:value="155.524587882101" calcext:value-type="float">
            <text:p>155.524587882101</text:p>
          </table:table-cell>
          <table:table-cell office:value-type="float" office:value="660" calcext:value-type="float">
            <text:p>66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01.263280368613" calcext:value-type="float">
            <text:p>701.2632803686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9133037661558" calcext:value-type="float">
            <text:p>0.169133037661558</text:p>
          </table:table-cell>
          <table:table-cell office:value-type="float" office:value="1" calcext:value-type="float">
            <text:p>1</text:p>
          </table:table-cell>
          <table:table-cell office:value-type="float" office:value="0.0405796648860032" calcext:value-type="float">
            <text:p>0.040579664886003</text:p>
          </table:table-cell>
          <table:table-cell office:value-type="float" office:value="1" calcext:value-type="float">
            <text:p>1</text:p>
          </table:table-cell>
          <table:table-cell office:value-type="float" office:value="0.102022079520457" calcext:value-type="float">
            <text:p>0.102022079520457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6" calcext:value-type="float">
            <text:p>0.6</text:p>
          </table:table-cell>
          <table:table-cell office:value-type="float" office:value="0.758620689655172" calcext:value-type="float">
            <text:p>0.758620689655172</text:p>
          </table:table-cell>
          <table:table-cell office:value-type="float" office:value="0.103309199085835" calcext:value-type="float">
            <text:p>0.103309199085835</text:p>
          </table:table-cell>
          <table:table-cell office:value-type="float" office:value="0.268657877865786" calcext:value-type="float">
            <text:p>0.268657877865786</text:p>
          </table:table-cell>
          <table:table-cell office:value-type="float" office:value="0.903009613429531" calcext:value-type="float">
            <text:p>0.903009613429531</text:p>
          </table:table-cell>
          <table:table-cell office:value-type="float" office:value="1.27497669038115" calcext:value-type="float">
            <text:p>1.27497669038115</text:p>
          </table:table-cell>
          <table:table-cell office:value-type="float" office:value="15000" calcext:value-type="float">
            <text:p>15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wa</text:p>
          </table:table-cell>
          <table:table-cell office:value-type="float" office:value="170.222222222222" calcext:value-type="float">
            <text:p>170.222222222222</text:p>
          </table:table-cell>
          <table:table-cell office:value-type="float" office:value="95.2" calcext:value-type="float">
            <text:p>95.2</text:p>
          </table:table-cell>
          <table:table-cell office:value-type="float" office:value="115.42939159696" calcext:value-type="float">
            <text:p>115.42939159696</text:p>
          </table:table-cell>
          <table:table-cell office:value-type="float" office:value="76.99321759451" calcext:value-type="float">
            <text:p>76.99321759451</text:p>
          </table:table-cell>
          <table:table-cell office:value-type="float" office:value="570" calcext:value-type="float">
            <text:p>57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62.729874705586" calcext:value-type="float">
            <text:p>662.729874705586</text:p>
          </table:table-cell>
          <table:table-cell office:value-type="float" office:value="0.6456" calcext:value-type="float">
            <text:p>0.6456</text:p>
          </table:table-cell>
          <table:table-cell office:value-type="float" office:value="0.2017" calcext:value-type="float">
            <text:p>0.2017</text:p>
          </table:table-cell>
          <table:table-cell office:value-type="float" office:value="0.1527" calcext:value-type="float">
            <text:p>0.1527</text:p>
          </table:table-cell>
          <table:table-cell office:value-type="float" office:value="0.111169659977459" calcext:value-type="float">
            <text:p>0.111169659977459</text:p>
          </table:table-cell>
          <table:table-cell office:value-type="float" office:value="0" calcext:value-type="float">
            <text:p>0</text:p>
          </table:table-cell>
          <table:table-cell office:value-type="float" office:value="0.125330579433868" calcext:value-type="float">
            <text:p>0.125330579433868</text:p>
          </table:table-cell>
          <table:table-cell office:value-type="float" office:value="0.108009237572033" calcext:value-type="float">
            <text:p>0.108009237572033</text:p>
          </table:table-cell>
          <table:table-cell office:value-type="float" office:value="0.0312889809163131" calcext:value-type="float">
            <text:p>0.03128898091631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6" calcext:value-type="float">
            <text:p>0.6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0.315349273835847" calcext:value-type="float">
            <text:p>0.315349273835847</text:p>
          </table:table-cell>
          <table:table-cell office:value-type="float" office:value="0.264689394666637" calcext:value-type="float">
            <text:p>0.264689394666637</text:p>
          </table:table-cell>
          <table:table-cell office:value-type="float" office:value="0.969195453613114" calcext:value-type="float">
            <text:p>0.969195453613114</text:p>
          </table:table-cell>
          <table:table-cell table:style-name="ce3" office:value-type="float" office:value="1.5492341221156" calcext:value-type="float">
            <text:p>1.5492341221156</text:p>
          </table:table-cell>
          <table:table-cell table:style-name="ce3" office:value-type="float" office:value="15000" calcext:value-type="float">
            <text:p>150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6456" calcext:value-type="float">
            <text:p>0.6456</text:p>
          </table:table-cell>
          <table:table-cell table:style-name="ce3" office:value-type="float" office:value="0.2017" calcext:value-type="float">
            <text:p>0.2017</text:p>
          </table:table-cell>
          <table:table-cell table:style-name="ce3" office:value-type="float" office:value="0.1527" calcext:value-type="float">
            <text:p>0.1527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wa</text:p>
          </table:table-cell>
          <table:table-cell office:value-type="float" office:value="160.375" calcext:value-type="float">
            <text:p>160.375</text:p>
          </table:table-cell>
          <table:table-cell office:value-type="float" office:value="143.25" calcext:value-type="float">
            <text:p>143.25</text:p>
          </table:table-cell>
          <table:table-cell office:value-type="float" office:value="111.962924348069" calcext:value-type="float">
            <text:p>111.962924348069</text:p>
          </table:table-cell>
          <table:table-cell office:value-type="float" office:value="118.058633352631" calcext:value-type="float">
            <text:p>118.058633352631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64.740013094462" calcext:value-type="float">
            <text:p>664.740013094462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0592807271769201" calcext:value-type="float">
            <text:p>0.05928072717692</text:p>
          </table:table-cell>
          <table:table-cell office:value-type="float" office:value="0.516069068076669" calcext:value-type="float">
            <text:p>0.516069068076669</text:p>
          </table:table-cell>
          <table:table-cell office:value-type="float" office:value="0.106779659153663" calcext:value-type="float">
            <text:p>0.106779659153663</text:p>
          </table:table-cell>
          <table:table-cell office:value-type="float" office:value="0.574446680053481" calcext:value-type="float">
            <text:p>0.574446680053481</text:p>
          </table:table-cell>
          <table:table-cell office:value-type="float" office:value="0.0349788524556127" calcext:value-type="float">
            <text:p>0.034978852455613</text:p>
          </table:table-cell>
          <table:table-cell office:value-type="float" office:value="0.8" calcext:value-type="float">
            <text:p>0.8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0.689655172413793" calcext:value-type="float">
            <text:p>0.689655172413793</text:p>
          </table:table-cell>
          <table:table-cell office:value-type="float" office:value="0.201216937679089" calcext:value-type="float">
            <text:p>0.201216937679089</text:p>
          </table:table-cell>
          <table:table-cell office:value-type="float" office:value="0.244576022901467" calcext:value-type="float">
            <text:p>0.244576022901467</text:p>
          </table:table-cell>
          <table:table-cell office:value-type="float" office:value="0.965625836656887" calcext:value-type="float">
            <text:p>0.965625836656887</text:p>
          </table:table-cell>
          <table:table-cell office:value-type="float" office:value="1.41141879723744" calcext:value-type="float">
            <text:p>1.41141879723744</text:p>
          </table:table-cell>
          <table:table-cell office:value-type="float" office:value="15000" calcext:value-type="float">
            <text:p>15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wa</text:p>
          </table:table-cell>
          <table:table-cell office:value-type="float" office:value="162.5" calcext:value-type="float">
            <text:p>162.5</text:p>
          </table:table-cell>
          <table:table-cell office:value-type="float" office:value="124.181818181818" calcext:value-type="float">
            <text:p>124.181818181818</text:p>
          </table:table-cell>
          <table:table-cell office:value-type="float" office:value="114.753151217235" calcext:value-type="float">
            <text:p>114.753151217235</text:p>
          </table:table-cell>
          <table:table-cell office:value-type="float" office:value="102.935725753325" calcext:value-type="float">
            <text:p>102.935725753325</text:p>
          </table:table-cell>
          <table:table-cell office:value-type="float" office:value="570" calcext:value-type="float">
            <text:p>57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76.381574604791" calcext:value-type="float">
            <text:p>676.381574604791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704781978658938" calcext:value-type="float">
            <text:p>0.070478197865894</text:p>
          </table:table-cell>
          <table:table-cell office:value-type="float" office:value="0.311272006248873" calcext:value-type="float">
            <text:p>0.311272006248873</text:p>
          </table:table-cell>
          <table:table-cell office:value-type="float" office:value="0.121711655476475" calcext:value-type="float">
            <text:p>0.121711655476475</text:p>
          </table:table-cell>
          <table:table-cell office:value-type="float" office:value="0.402674637489691" calcext:value-type="float">
            <text:p>0.402674637489691</text:p>
          </table:table-cell>
          <table:table-cell office:value-type="float" office:value="0.0563484590099192" calcext:value-type="float">
            <text:p>0.056348459009919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0.241066733164304" calcext:value-type="float">
            <text:p>0.241066733164304</text:p>
          </table:table-cell>
          <table:table-cell office:value-type="float" office:value="0.241119939348652" calcext:value-type="float">
            <text:p>0.241119939348652</text:p>
          </table:table-cell>
          <table:table-cell office:value-type="float" office:value="0.945209711658018" calcext:value-type="float">
            <text:p>0.945209711658018</text:p>
          </table:table-cell>
          <table:table-cell office:value-type="float" office:value="1.42739638417098" calcext:value-type="float">
            <text:p>1.42739638417098</text:p>
          </table:table-cell>
          <table:table-cell office:value-type="float" office:value="15000" calcext:value-type="float">
            <text:p>15000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wa</text:p>
          </table:table-cell>
          <table:table-cell office:value-type="float" office:value="186.375" calcext:value-type="float">
            <text:p>186.375</text:p>
          </table:table-cell>
          <table:table-cell office:value-type="float" office:value="118.181818181818" calcext:value-type="float">
            <text:p>118.181818181818</text:p>
          </table:table-cell>
          <table:table-cell office:value-type="float" office:value="120.431293394082" calcext:value-type="float">
            <text:p>120.431293394082</text:p>
          </table:table-cell>
          <table:table-cell office:value-type="float" office:value="121.573696317763" calcext:value-type="float">
            <text:p>121.573696317763</text:p>
          </table:table-cell>
          <table:table-cell office:value-type="float" office:value="570" calcext:value-type="float">
            <text:p>57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73.443174807576" calcext:value-type="float">
            <text:p>673.443174807576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196285074430246" calcext:value-type="float">
            <text:p>0.196285074430246</text:p>
          </table:table-cell>
          <table:table-cell office:value-type="float" office:value="0.246830499309019" calcext:value-type="float">
            <text:p>0.246830499309019</text:p>
          </table:table-cell>
          <table:table-cell office:value-type="float" office:value="0.152098431205002" calcext:value-type="float">
            <text:p>0.152098431205002</text:p>
          </table:table-cell>
          <table:table-cell office:value-type="float" office:value="0.614372173302463" calcext:value-type="float">
            <text:p>0.614372173302463</text:p>
          </table:table-cell>
          <table:table-cell office:value-type="float" office:value="0.0509546424235424" calcext:value-type="float">
            <text:p>0.050954642423543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0.217864631701414" calcext:value-type="float">
            <text:p>0.217864631701414</text:p>
          </table:table-cell>
          <table:table-cell office:value-type="float" office:value="0.220679718167192" calcext:value-type="float">
            <text:p>0.220679718167192</text:p>
          </table:table-cell>
          <table:table-cell office:value-type="float" office:value="0.950321773847405" calcext:value-type="float">
            <text:p>0.950321773847405</text:p>
          </table:table-cell>
          <table:table-cell office:value-type="float" office:value="1.38886612371601" calcext:value-type="float">
            <text:p>1.38886612371601</text:p>
          </table:table-cell>
          <table:table-cell office:value-type="float" office:value="15000" calcext:value-type="float">
            <text:p>15000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wa</text:p>
          </table:table-cell>
          <table:table-cell office:value-type="float" office:value="159.875" calcext:value-type="float">
            <text:p>159.875</text:p>
          </table:table-cell>
          <table:table-cell office:value-type="float" office:value="142.666666666667" calcext:value-type="float">
            <text:p>142.666666666667</text:p>
          </table:table-cell>
          <table:table-cell office:value-type="float" office:value="111.74133075993" calcext:value-type="float">
            <text:p>111.74133075993</text:p>
          </table:table-cell>
          <table:table-cell office:value-type="float" office:value="117.301734725864" calcext:value-type="float">
            <text:p>117.301734725864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68.223528220346" calcext:value-type="float">
            <text:p>668.223528220346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566460281912792" calcext:value-type="float">
            <text:p>0.056646028191279</text:p>
          </table:table-cell>
          <table:table-cell office:value-type="float" office:value="0.509803921568627" calcext:value-type="float">
            <text:p>0.509803921568627</text:p>
          </table:table-cell>
          <table:table-cell office:value-type="float" office:value="0.105593793344749" calcext:value-type="float">
            <text:p>0.105593793344749</text:p>
          </table:table-cell>
          <table:table-cell office:value-type="float" office:value="0.565849522246379" calcext:value-type="float">
            <text:p>0.565849522246379</text:p>
          </table:table-cell>
          <table:table-cell office:value-type="float" office:value="0.041373299420486" calcext:value-type="float">
            <text:p>0.041373299420486</text:p>
          </table:table-cell>
          <table:table-cell office:value-type="float" office:value="0.8" calcext:value-type="float">
            <text:p>0.8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0.689655172413793" calcext:value-type="float">
            <text:p>0.689655172413793</text:p>
          </table:table-cell>
          <table:table-cell office:value-type="float" office:value="0.203463554392188" calcext:value-type="float">
            <text:p>0.203463554392188</text:p>
          </table:table-cell>
          <table:table-cell office:value-type="float" office:value="0.245082015205323" calcext:value-type="float">
            <text:p>0.245082015205323</text:p>
          </table:table-cell>
          <table:table-cell office:value-type="float" office:value="0.959470893158777" calcext:value-type="float">
            <text:p>0.959470893158777</text:p>
          </table:table-cell>
          <table:table-cell office:value-type="float" office:value="1.40801646275629" calcext:value-type="float">
            <text:p>1.40801646275629</text:p>
          </table:table-cell>
          <table:table-cell office:value-type="float" office:value="15000" calcext:value-type="float">
            <text:p>15000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wa</text:p>
          </table:table-cell>
          <table:table-cell office:value-type="float" office:value="183.375" calcext:value-type="float">
            <text:p>183.375</text:p>
          </table:table-cell>
          <table:table-cell office:value-type="float" office:value="119.272727272727" calcext:value-type="float">
            <text:p>119.272727272727</text:p>
          </table:table-cell>
          <table:table-cell office:value-type="float" office:value="120.701446908122" calcext:value-type="float">
            <text:p>120.701446908122</text:p>
          </table:table-cell>
          <table:table-cell office:value-type="float" office:value="124.524769350592" calcext:value-type="float">
            <text:p>124.524769350592</text:p>
          </table:table-cell>
          <table:table-cell office:value-type="float" office:value="570" calcext:value-type="float">
            <text:p>57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01.762034465855" calcext:value-type="float">
            <text:p>701.7620344658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0476880516401" calcext:value-type="float">
            <text:p>0.180476880516401</text:p>
          </table:table-cell>
          <table:table-cell office:value-type="float" office:value="0.258547136934447" calcext:value-type="float">
            <text:p>0.258547136934447</text:p>
          </table:table-cell>
          <table:table-cell office:value-type="float" office:value="0.153544167149568" calcext:value-type="float">
            <text:p>0.153544167149568</text:p>
          </table:table-cell>
          <table:table-cell office:value-type="float" office:value="0.647891642972915" calcext:value-type="float">
            <text:p>0.647891642972915</text:p>
          </table:table-cell>
          <table:table-cell office:value-type="float" office:value="0.102937607803836" calcext:value-type="float">
            <text:p>0.102937607803836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0.211001358665859" calcext:value-type="float">
            <text:p>0.211001358665859</text:p>
          </table:table-cell>
          <table:table-cell office:value-type="float" office:value="0.222540033697515" calcext:value-type="float">
            <text:p>0.222540033697515</text:p>
          </table:table-cell>
          <table:table-cell office:value-type="float" office:value="0.902183260920541" calcext:value-type="float">
            <text:p>0.902183260920541</text:p>
          </table:table-cell>
          <table:table-cell office:value-type="float" office:value="1.33572465328391" calcext:value-type="float">
            <text:p>1.33572465328391</text:p>
          </table:table-cell>
          <table:table-cell office:value-type="float" office:value="15000" calcext:value-type="float">
            <text:p>15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wa</text:p>
          </table:table-cell>
          <table:table-cell office:value-type="float" office:value="188" calcext:value-type="float">
            <text:p>188</text:p>
          </table:table-cell>
          <table:table-cell office:value-type="float" office:value="117.454545454545" calcext:value-type="float">
            <text:p>117.454545454545</text:p>
          </table:table-cell>
          <table:table-cell office:value-type="float" office:value="121.158691687508" calcext:value-type="float">
            <text:p>121.158691687508</text:p>
          </table:table-cell>
          <table:table-cell office:value-type="float" office:value="119.104461407929" calcext:value-type="float">
            <text:p>119.104461407929</text:p>
          </table:table-cell>
          <table:table-cell office:value-type="float" office:value="570" calcext:value-type="float">
            <text:p>57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64.645537816933" calcext:value-type="float">
            <text:p>664.645537816933</text:p>
          </table:table-cell>
          <table:table-cell office:value-type="float" office:value="0.6439" calcext:value-type="float">
            <text:p>0.6439</text:p>
          </table:table-cell>
          <table:table-cell office:value-type="float" office:value="0.3089" calcext:value-type="float">
            <text:p>0.3089</text:p>
          </table:table-cell>
          <table:table-cell office:value-type="float" office:value="0.473" calcext:value-type="float">
            <text:p>0.473</text:p>
          </table:table-cell>
          <table:table-cell office:value-type="float" office:value="0.204847846133579" calcext:value-type="float">
            <text:p>0.204847846133579</text:p>
          </table:table-cell>
          <table:table-cell office:value-type="float" office:value="0.239019407558733" calcext:value-type="float">
            <text:p>0.239019407558733</text:p>
          </table:table-cell>
          <table:table-cell office:value-type="float" office:value="0.155991128520293" calcext:value-type="float">
            <text:p>0.155991128520293</text:p>
          </table:table-cell>
          <table:table-cell office:value-type="float" office:value="0.586325614051414" calcext:value-type="float">
            <text:p>0.586325614051414</text:p>
          </table:table-cell>
          <table:table-cell office:value-type="float" office:value="0.0348054307451216" calcext:value-type="float">
            <text:p>0.034805430745122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0.223395509019516" calcext:value-type="float">
            <text:p>0.223395509019516</text:p>
          </table:table-cell>
          <table:table-cell office:value-type="float" office:value="0.219070127476316" calcext:value-type="float">
            <text:p>0.219070127476316</text:p>
          </table:table-cell>
          <table:table-cell office:value-type="float" office:value="0.965793311662656" calcext:value-type="float">
            <text:p>0.965793311662656</text:p>
          </table:table-cell>
          <table:table-cell table:style-name="ce4" office:value-type="float" office:value="1.40825894815849" calcext:value-type="float">
            <text:p>1.40825894815849</text:p>
          </table:table-cell>
          <table:table-cell table:style-name="ce4" office:value-type="float" office:value="15000" calcext:value-type="float">
            <text:p>1500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.6439" calcext:value-type="float">
            <text:p>0.6439</text:p>
          </table:table-cell>
          <table:table-cell table:style-name="ce4" office:value-type="float" office:value="0.3089" calcext:value-type="float">
            <text:p>0.3089</text:p>
          </table:table-cell>
          <table:table-cell table:style-name="ce4" office:value-type="float" office:value="0.473" calcext:value-type="float">
            <text:p>0.473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wa</text:p>
          </table:table-cell>
          <table:table-cell office:value-type="float" office:value="198.291666666667" calcext:value-type="float">
            <text:p>198.291666666667</text:p>
          </table:table-cell>
          <table:table-cell office:value-type="float" office:value="126.916666666667" calcext:value-type="float">
            <text:p>126.916666666667</text:p>
          </table:table-cell>
          <table:table-cell office:value-type="float" office:value="136.296186162045" calcext:value-type="float">
            <text:p>136.296186162045</text:p>
          </table:table-cell>
          <table:table-cell office:value-type="float" office:value="98.469115293409" calcext:value-type="float">
            <text:p>98.469115293409</text:p>
          </table:table-cell>
          <table:table-cell office:value-type="float" office:value="1440" calcext:value-type="float">
            <text:p>144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982.14901368917" calcext:value-type="float">
            <text:p>1982.1490136891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478392595552" calcext:value-type="float">
            <text:p>0.1478392595552</text:p>
          </table:table-cell>
          <table:table-cell office:value-type="float" office:value="0.170800222705876" calcext:value-type="float">
            <text:p>0.170800222705876</text:p>
          </table:table-cell>
          <table:table-cell office:value-type="float" office:value="0.186443383736823" calcext:value-type="float">
            <text:p>0.186443383736823</text:p>
          </table:table-cell>
          <table:table-cell office:value-type="float" office:value="0.171057212015716" calcext:value-type="float">
            <text:p>0.171057212015716</text:p>
          </table:table-cell>
          <table:table-cell office:value-type="float" office:value="0.855784195022933" calcext:value-type="float">
            <text:p>0.855784195022933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415358354639014" calcext:value-type="float">
            <text:p>0.415358354639014</text:p>
          </table:table-cell>
          <table:table-cell office:value-type="float" office:value="0.400510998145831" calcext:value-type="float">
            <text:p>0.400510998145831</text:p>
          </table:table-cell>
          <table:table-cell office:value-type="float" office:value="0.424949816852781" calcext:value-type="float">
            <text:p>0.424949816852781</text:p>
          </table:table-cell>
          <table:table-cell office:value-type="float" office:value="1.24081916963763" calcext:value-type="float">
            <text:p>1.24081916963763</text:p>
          </table:table-cell>
          <table:table-cell office:value-type="float" office:value="25000" calcext:value-type="float">
            <text:p>250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wa</text:p>
          </table:table-cell>
          <table:table-cell office:value-type="float" office:value="193.48" calcext:value-type="float">
            <text:p>193.48</text:p>
          </table:table-cell>
          <table:table-cell office:value-type="float" office:value="125.083333333333" calcext:value-type="float">
            <text:p>125.083333333333</text:p>
          </table:table-cell>
          <table:table-cell office:value-type="float" office:value="132.467643848098" calcext:value-type="float">
            <text:p>132.467643848098</text:p>
          </table:table-cell>
          <table:table-cell office:value-type="float" office:value="105.190062626478" calcext:value-type="float">
            <text:p>105.190062626478</text:p>
          </table:table-cell>
          <table:table-cell office:value-type="float" office:value="1470" calcext:value-type="float">
            <text:p>147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093.11910903616" calcext:value-type="float">
            <text:p>2093.11910903616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34382740711147" calcext:value-type="float">
            <text:p>0.134382740711147</text:p>
          </table:table-cell>
          <table:table-cell office:value-type="float" office:value="0.161335222958951" calcext:value-type="float">
            <text:p>0.161335222958951</text:p>
          </table:table-cell>
          <table:table-cell office:value-type="float" office:value="0.171594224245076" calcext:value-type="float">
            <text:p>0.171594224245076</text:p>
          </table:table-cell>
          <table:table-cell office:value-type="float" office:value="0.202428559487433" calcext:value-type="float">
            <text:p>0.202428559487433</text:p>
          </table:table-cell>
          <table:table-cell office:value-type="float" office:value="0.957714090718911" calcext:value-type="float">
            <text:p>0.9577140907189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0048766655875" calcext:value-type="float">
            <text:p>0.410048766655875</text:p>
          </table:table-cell>
          <table:table-cell office:value-type="float" office:value="0.424097018593498" calcext:value-type="float">
            <text:p>0.424097018593498</text:p>
          </table:table-cell>
          <table:table-cell office:value-type="float" office:value="0.383769145520173" calcext:value-type="float">
            <text:p>0.383769145520173</text:p>
          </table:table-cell>
          <table:table-cell office:value-type="float" office:value="1.21791493076955" calcext:value-type="float">
            <text:p>1.21791493076955</text:p>
          </table:table-cell>
          <table:table-cell office:value-type="float" office:value="25000" calcext:value-type="float">
            <text:p>25000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wa</text:p>
          </table:table-cell>
          <table:table-cell office:value-type="float" office:value="212.8" calcext:value-type="float">
            <text:p>212.8</text:p>
          </table:table-cell>
          <table:table-cell office:value-type="float" office:value="129.818181818182" calcext:value-type="float">
            <text:p>129.818181818182</text:p>
          </table:table-cell>
          <table:table-cell office:value-type="float" office:value="121.642577523936" calcext:value-type="float">
            <text:p>121.642577523936</text:p>
          </table:table-cell>
          <table:table-cell office:value-type="float" office:value="123.041857517264" calcext:value-type="float">
            <text:p>123.041857517264</text:p>
          </table:table-cell>
          <table:table-cell office:value-type="float" office:value="1410" calcext:value-type="float">
            <text:p>141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930.72542154303" calcext:value-type="float">
            <text:p>1930.72542154303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188413903316021" calcext:value-type="float">
            <text:p>0.188413903316021</text:p>
          </table:table-cell>
          <table:table-cell office:value-type="float" office:value="0.185779953710308" calcext:value-type="float">
            <text:p>0.185779953710308</text:p>
          </table:table-cell>
          <table:table-cell office:value-type="float" office:value="0.129608757408081" calcext:value-type="float">
            <text:p>0.129608757408081</text:p>
          </table:table-cell>
          <table:table-cell office:value-type="float" office:value="0.285755333639815" calcext:value-type="float">
            <text:p>0.285755333639815</text:p>
          </table:table-cell>
          <table:table-cell office:value-type="float" office:value="0.808549835465253" calcext:value-type="float">
            <text:p>0.80854983546525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959183673469388" calcext:value-type="float">
            <text:p>0.959183673469388</text:p>
          </table:table-cell>
          <table:table-cell office:value-type="float" office:value="0.352231848938932" calcext:value-type="float">
            <text:p>0.352231848938932</text:p>
          </table:table-cell>
          <table:table-cell office:value-type="float" office:value="0.421157716025314" calcext:value-type="float">
            <text:p>0.421157716025314</text:p>
          </table:table-cell>
          <table:table-cell office:value-type="float" office:value="0.445503651602947" calcext:value-type="float">
            <text:p>0.445503651602947</text:p>
          </table:table-cell>
          <table:table-cell office:value-type="float" office:value="1.21889321656719" calcext:value-type="float">
            <text:p>1.21889321656719</text:p>
          </table:table-cell>
          <table:table-cell office:value-type="float" office:value="25000" calcext:value-type="float">
            <text:p>25000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wa</text:p>
          </table:table-cell>
          <table:table-cell office:value-type="float" office:value="190.64" calcext:value-type="float">
            <text:p>190.64</text:p>
          </table:table-cell>
          <table:table-cell office:value-type="float" office:value="125.875" calcext:value-type="float">
            <text:p>125.875</text:p>
          </table:table-cell>
          <table:table-cell office:value-type="float" office:value="132.228615158243" calcext:value-type="float">
            <text:p>132.228615158243</text:p>
          </table:table-cell>
          <table:table-cell office:value-type="float" office:value="102.405550333614" calcext:value-type="float">
            <text:p>102.405550333614</text:p>
          </table:table-cell>
          <table:table-cell office:value-type="float" office:value="1470" calcext:value-type="float">
            <text:p>147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078.72508727867" calcext:value-type="float">
            <text:p>2078.7250872786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26440271673991" calcext:value-type="float">
            <text:p>0.126440271673991</text:p>
          </table:table-cell>
          <table:table-cell office:value-type="float" office:value="0.165422381940578" calcext:value-type="float">
            <text:p>0.165422381940578</text:p>
          </table:table-cell>
          <table:table-cell office:value-type="float" office:value="0.170667141599067" calcext:value-type="float">
            <text:p>0.170667141599067</text:p>
          </table:table-cell>
          <table:table-cell office:value-type="float" office:value="0.189431299079086" calcext:value-type="float">
            <text:p>0.189431299079086</text:p>
          </table:table-cell>
          <table:table-cell office:value-type="float" office:value="0.94449268064624" calcext:value-type="float">
            <text:p>0.944492680646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2205913009415" calcext:value-type="float">
            <text:p>0.412205913009415</text:p>
          </table:table-cell>
          <table:table-cell office:value-type="float" office:value="0.426264751860061" calcext:value-type="float">
            <text:p>0.426264751860061</text:p>
          </table:table-cell>
          <table:table-cell office:value-type="float" office:value="0.388876805596742" calcext:value-type="float">
            <text:p>0.388876805596742</text:p>
          </table:table-cell>
          <table:table-cell office:value-type="float" office:value="1.22734747046622" calcext:value-type="float">
            <text:p>1.22734747046622</text:p>
          </table:table-cell>
          <table:table-cell office:value-type="float" office:value="25000" calcext:value-type="float">
            <text:p>25000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wa</text:p>
          </table:table-cell>
          <table:table-cell office:value-type="float" office:value="207.84" calcext:value-type="float">
            <text:p>207.84</text:p>
          </table:table-cell>
          <table:table-cell office:value-type="float" office:value="147.52380952381" calcext:value-type="float">
            <text:p>147.52380952381</text:p>
          </table:table-cell>
          <table:table-cell office:value-type="float" office:value="137.94886733859" calcext:value-type="float">
            <text:p>137.94886733859</text:p>
          </table:table-cell>
          <table:table-cell office:value-type="float" office:value="115.20226518937" calcext:value-type="float">
            <text:p>115.20226518937</text:p>
          </table:table-cell>
          <table:table-cell office:value-type="float" office:value="1380" calcext:value-type="float">
            <text:p>138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880.90912592422" calcext:value-type="float">
            <text:p>1880.909125924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4542548941271" calcext:value-type="float">
            <text:p>0.174542548941271</text:p>
          </table:table-cell>
          <table:table-cell office:value-type="float" office:value="0.277189278302808" calcext:value-type="float">
            <text:p>0.277189278302808</text:p>
          </table:table-cell>
          <table:table-cell office:value-type="float" office:value="0.192853375939372" calcext:value-type="float">
            <text:p>0.192853375939372</text:p>
          </table:table-cell>
          <table:table-cell office:value-type="float" office:value="0.249162489987419" calcext:value-type="float">
            <text:p>0.249162489987419</text:p>
          </table:table-cell>
          <table:table-cell office:value-type="float" office:value="0.762791833721564" calcext:value-type="float">
            <text:p>0.762791833721564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office:value-type="float" office:value="0.938775510204082" calcext:value-type="float">
            <text:p>0.938775510204082</text:p>
          </table:table-cell>
          <table:table-cell office:value-type="float" office:value="0.324947158683023" calcext:value-type="float">
            <text:p>0.324947158683023</text:p>
          </table:table-cell>
          <table:table-cell office:value-type="float" office:value="0.4091704074661" calcext:value-type="float">
            <text:p>0.4091704074661</text:p>
          </table:table-cell>
          <table:table-cell office:value-type="float" office:value="0.466362600988138" calcext:value-type="float">
            <text:p>0.466362600988138</text:p>
          </table:table-cell>
          <table:table-cell office:value-type="float" office:value="1.20048016713726" calcext:value-type="float">
            <text:p>1.20048016713726</text:p>
          </table:table-cell>
          <table:table-cell office:value-type="float" office:value="25000" calcext:value-type="float">
            <text:p>25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wa</text:p>
          </table:table-cell>
          <table:table-cell office:value-type="float" office:value="158.24" calcext:value-type="float">
            <text:p>158.24</text:p>
          </table:table-cell>
          <table:table-cell office:value-type="float" office:value="93.8333333333333" calcext:value-type="float">
            <text:p>93.8333333333333</text:p>
          </table:table-cell>
          <table:table-cell office:value-type="float" office:value="88.2256954256147" calcext:value-type="float">
            <text:p>88.2256954256147</text:p>
          </table:table-cell>
          <table:table-cell office:value-type="float" office:value="61.8220916379635" calcext:value-type="float">
            <text:p>61.8220916379635</text:p>
          </table:table-cell>
          <table:table-cell office:value-type="float" office:value="1470" calcext:value-type="float">
            <text:p>147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139.15537104463" calcext:value-type="float">
            <text:p>2139.15537104463</text:p>
          </table:table-cell>
          <table:table-cell office:value-type="float" office:value="0.5684" calcext:value-type="float">
            <text:p>0.5684</text:p>
          </table:table-cell>
          <table:table-cell office:value-type="float" office:value="0.2878" calcext:value-type="float">
            <text:p>0.2878</text:p>
          </table:table-cell>
          <table:table-cell office:value-type="float" office:value="0.1439" calcext:value-type="float">
            <text:p>0.1439</text:p>
          </table:table-cell>
          <table:table-cell office:value-type="float" office:value="0.0358290051937675" calcext:value-type="float">
            <text:p>0.0358290051937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491043706793671" calcext:value-type="float">
            <text:p>0.491043706793671</text:p>
          </table:table-cell>
          <table:table-cell office:value-type="float" office:value="0.367879441171442" calcext:value-type="float">
            <text:p>0.367879441171442</text:p>
          </table:table-cell>
          <table:table-cell table:style-name="ce5" office:value-type="float" office:value="1.35892314796511" calcext:value-type="float">
            <text:p>1.35892314796511</text:p>
          </table:table-cell>
          <table:table-cell table:style-name="ce5" office:value-type="float" office:value="25000" calcext:value-type="float">
            <text:p>2500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5684" calcext:value-type="float">
            <text:p>0.5684</text:p>
          </table:table-cell>
          <table:table-cell table:style-name="ce5" office:value-type="float" office:value="0.2878" calcext:value-type="float">
            <text:p>0.2878</text:p>
          </table:table-cell>
          <table:table-cell table:style-name="ce5" office:value-type="float" office:value="0.1439" calcext:value-type="float">
            <text:p>0.1439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wa</text:p>
          </table:table-cell>
          <table:table-cell office:value-type="float" office:value="391.363636363636" calcext:value-type="float">
            <text:p>391.363636363636</text:p>
          </table:table-cell>
          <table:table-cell office:value-type="float" office:value="169.409090909091" calcext:value-type="float">
            <text:p>169.409090909091</text:p>
          </table:table-cell>
          <table:table-cell office:value-type="float" office:value="305.215855772138" calcext:value-type="float">
            <text:p>305.215855772138</text:p>
          </table:table-cell>
          <table:table-cell office:value-type="float" office:value="196.616295185489" calcext:value-type="float">
            <text:p>196.616295185489</text:p>
          </table:table-cell>
          <table:table-cell office:value-type="float" office:value="1320" calcext:value-type="float">
            <text:p>13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622.77161871969" calcext:value-type="float">
            <text:p>1622.7716187196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687792830421676" calcext:value-type="float">
            <text:p>0.687792830421676</text:p>
          </table:table-cell>
          <table:table-cell office:value-type="float" office:value="0.390177014360848" calcext:value-type="float">
            <text:p>0.390177014360848</text:p>
          </table:table-cell>
          <table:table-cell office:value-type="float" office:value="0.84160529906847" calcext:value-type="float">
            <text:p>0.84160529906847</text:p>
          </table:table-cell>
          <table:table-cell office:value-type="float" office:value="0.629178534974766" calcext:value-type="float">
            <text:p>0.629178534974766</text:p>
          </table:table-cell>
          <table:table-cell office:value-type="float" office:value="0.525683547004273" calcext:value-type="float">
            <text:p>0.52568354700427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88" calcext:value-type="float">
            <text:p>0.88</text:p>
          </table:table-cell>
          <table:table-cell office:value-type="float" office:value="0.897959183673469" calcext:value-type="float">
            <text:p>0.897959183673469</text:p>
          </table:table-cell>
          <table:table-cell office:value-type="float" office:value="0.243056871491546" calcext:value-type="float">
            <text:p>0.243056871491546</text:p>
          </table:table-cell>
          <table:table-cell office:value-type="float" office:value="0.156711952048697" calcext:value-type="float">
            <text:p>0.156711952048697</text:p>
          </table:table-cell>
          <table:table-cell office:value-type="float" office:value="0.591151146636289" calcext:value-type="float">
            <text:p>0.591151146636289</text:p>
          </table:table-cell>
          <table:table-cell office:value-type="float" office:value="0.990919970176531" calcext:value-type="float">
            <text:p>0.990919970176531</text:p>
          </table:table-cell>
          <table:table-cell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wa</text:p>
          </table:table-cell>
          <table:table-cell office:value-type="float" office:value="325.086956521739" calcext:value-type="float">
            <text:p>325.086956521739</text:p>
          </table:table-cell>
          <table:table-cell office:value-type="float" office:value="196.85" calcext:value-type="float">
            <text:p>196.85</text:p>
          </table:table-cell>
          <table:table-cell office:value-type="float" office:value="235.562559350142" calcext:value-type="float">
            <text:p>235.562559350142</text:p>
          </table:table-cell>
          <table:table-cell office:value-type="float" office:value="215.770900676962" calcext:value-type="float">
            <text:p>215.770900676962</text:p>
          </table:table-cell>
          <table:table-cell office:value-type="float" office:value="1290" calcext:value-type="float">
            <text:p>1290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534.16542781521" calcext:value-type="float">
            <text:p>1534.16542781521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02440549601348" calcext:value-type="float">
            <text:p>0.502440549601348</text:p>
          </table:table-cell>
          <table:table-cell office:value-type="float" office:value="0.531846940324948" calcext:value-type="float">
            <text:p>0.531846940324948</text:p>
          </table:table-cell>
          <table:table-cell office:value-type="float" office:value="0.57145211206347" calcext:value-type="float">
            <text:p>0.57145211206347</text:p>
          </table:table-cell>
          <table:table-cell office:value-type="float" office:value="0.718586434602252" calcext:value-type="float">
            <text:p>0.718586434602252</text:p>
          </table:table-cell>
          <table:table-cell office:value-type="float" office:value="0.444295676076781" calcext:value-type="float">
            <text:p>0.444295676076781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92" calcext:value-type="float">
            <text:p>0.92</text:p>
          </table:table-cell>
          <table:table-cell office:value-type="float" office:value="0.877551020408163" calcext:value-type="float">
            <text:p>0.877551020408163</text:p>
          </table:table-cell>
          <table:table-cell office:value-type="float" office:value="0.185520940471971" calcext:value-type="float">
            <text:p>0.185520940471971</text:p>
          </table:table-cell>
          <table:table-cell office:value-type="float" office:value="0.234290431651906" calcext:value-type="float">
            <text:p>0.234290431651906</text:p>
          </table:table-cell>
          <table:table-cell office:value-type="float" office:value="0.641275782885382" calcext:value-type="float">
            <text:p>0.641275782885382</text:p>
          </table:table-cell>
          <table:table-cell office:value-type="float" office:value="1.06108715500926" calcext:value-type="float">
            <text:p>1.06108715500926</text:p>
          </table:table-cell>
          <table:table-cell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wa</text:p>
          </table:table-cell>
          <table:table-cell office:value-type="float" office:value="374.25" calcext:value-type="float">
            <text:p>374.25</text:p>
          </table:table-cell>
          <table:table-cell office:value-type="float" office:value="171.125" calcext:value-type="float">
            <text:p>171.125</text:p>
          </table:table-cell>
          <table:table-cell office:value-type="float" office:value="343.631974953621" calcext:value-type="float">
            <text:p>343.631974953621</text:p>
          </table:table-cell>
          <table:table-cell office:value-type="float" office:value="202.929268572767" calcext:value-type="float">
            <text:p>202.929268572767</text:p>
          </table:table-cell>
          <table:table-cell office:value-type="float" office:value="1320" calcext:value-type="float">
            <text:p>132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528.84189105355" calcext:value-type="float">
            <text:p>1528.84189105355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639932081502197" calcext:value-type="float">
            <text:p>0.639932081502197</text:p>
          </table:table-cell>
          <table:table-cell office:value-type="float" office:value="0.399035784785139" calcext:value-type="float">
            <text:p>0.399035784785139</text:p>
          </table:table-cell>
          <table:table-cell office:value-type="float" office:value="0.990603803982936" calcext:value-type="float">
            <text:p>0.990603803982936</text:p>
          </table:table-cell>
          <table:table-cell office:value-type="float" office:value="0.658645583576314" calcext:value-type="float">
            <text:p>0.658645583576314</text:p>
          </table:table-cell>
          <table:table-cell office:value-type="float" office:value="0.439405822236853" calcext:value-type="float">
            <text:p>0.43940582223685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897959183673469" calcext:value-type="float">
            <text:p>0.897959183673469</text:p>
          </table:table-cell>
          <table:table-cell office:value-type="float" office:value="0.257752797490648" calcext:value-type="float">
            <text:p>0.257752797490648</text:p>
          </table:table-cell>
          <table:table-cell office:value-type="float" office:value="0.131005570807154" calcext:value-type="float">
            <text:p>0.131005570807154</text:p>
          </table:table-cell>
          <table:table-cell office:value-type="float" office:value="0.644419206913358" calcext:value-type="float">
            <text:p>0.644419206913358</text:p>
          </table:table-cell>
          <table:table-cell office:value-type="float" office:value="1.03317757521116" calcext:value-type="float">
            <text:p>1.03317757521116</text:p>
          </table:table-cell>
          <table:table-cell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wa</text:p>
          </table:table-cell>
          <table:table-cell office:value-type="float" office:value="384.25" calcext:value-type="float">
            <text:p>384.25</text:p>
          </table:table-cell>
          <table:table-cell office:value-type="float" office:value="182.739130434783" calcext:value-type="float">
            <text:p>182.739130434783</text:p>
          </table:table-cell>
          <table:table-cell office:value-type="float" office:value="346.054585745933" calcext:value-type="float">
            <text:p>346.054585745933</text:p>
          </table:table-cell>
          <table:table-cell office:value-type="float" office:value="208.877566877499" calcext:value-type="float">
            <text:p>208.877566877499</text:p>
          </table:table-cell>
          <table:table-cell office:value-type="float" office:value="1290" calcext:value-type="float">
            <text:p>129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527.93555315704" calcext:value-type="float">
            <text:p>1527.93555315704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667898521773871" calcext:value-type="float">
            <text:p>0.667898521773871</text:p>
          </table:table-cell>
          <table:table-cell office:value-type="float" office:value="0.458996371126579" calcext:value-type="float">
            <text:p>0.458996371126579</text:p>
          </table:table-cell>
          <table:table-cell office:value-type="float" office:value="1" calcext:value-type="float">
            <text:p>1</text:p>
          </table:table-cell>
          <table:table-cell office:value-type="float" office:value="0.686410439293159" calcext:value-type="float">
            <text:p>0.686410439293159</text:p>
          </table:table-cell>
          <table:table-cell office:value-type="float" office:value="0.438573319327237" calcext:value-type="float">
            <text:p>0.438573319327237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8" calcext:value-type="float">
            <text:p>0.8</text:p>
          </table:table-cell>
          <table:table-cell office:value-type="float" office:value="0.877551020408163" calcext:value-type="float">
            <text:p>0.877551020408163</text:p>
          </table:table-cell>
          <table:table-cell office:value-type="float" office:value="0.231273670648149" calcext:value-type="float">
            <text:p>0.231273670648149</text:p>
          </table:table-cell>
          <table:table-cell office:value-type="float" office:value="0.126963649282433" calcext:value-type="float">
            <text:p>0.126963649282433</text:p>
          </table:table-cell>
          <table:table-cell office:value-type="float" office:value="0.644955911151048" calcext:value-type="float">
            <text:p>0.644955911151048</text:p>
          </table:table-cell>
          <table:table-cell office:value-type="float" office:value="1.00319323108163" calcext:value-type="float">
            <text:p>1.00319323108163</text:p>
          </table:table-cell>
          <table:table-cell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wa</text:p>
          </table:table-cell>
          <table:table-cell office:value-type="float" office:value="381" calcext:value-type="float">
            <text:p>381</text:p>
          </table:table-cell>
          <table:table-cell office:value-type="float" office:value="180.173913043478" calcext:value-type="float">
            <text:p>180.173913043478</text:p>
          </table:table-cell>
          <table:table-cell office:value-type="float" office:value="345.916935572385" calcext:value-type="float">
            <text:p>345.916935572385</text:p>
          </table:table-cell>
          <table:table-cell office:value-type="float" office:value="208.574088030197" calcext:value-type="float">
            <text:p>208.574088030197</text:p>
          </table:table-cell>
          <table:table-cell office:value-type="float" office:value="1290" calcext:value-type="float">
            <text:p>129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524.00019609301" calcext:value-type="float">
            <text:p>1524.000196093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8809428685577" calcext:value-type="float">
            <text:p>0.658809428685577</text:p>
          </table:table-cell>
          <table:table-cell office:value-type="float" office:value="0.445752853694123" calcext:value-type="float">
            <text:p>0.445752853694123</text:p>
          </table:table-cell>
          <table:table-cell office:value-type="float" office:value="0.999466118116642" calcext:value-type="float">
            <text:p>0.999466118116642</text:p>
          </table:table-cell>
          <table:table-cell office:value-type="float" office:value="0.684993891908213" calcext:value-type="float">
            <text:p>0.684993891908213</text:p>
          </table:table-cell>
          <table:table-cell office:value-type="float" office:value="0.434958556865255" calcext:value-type="float">
            <text:p>0.434958556865255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8" calcext:value-type="float">
            <text:p>0.8</text:p>
          </table:table-cell>
          <table:table-cell office:value-type="float" office:value="0.877551020408163" calcext:value-type="float">
            <text:p>0.877551020408163</text:p>
          </table:table-cell>
          <table:table-cell office:value-type="float" office:value="0.233855679729722" calcext:value-type="float">
            <text:p>0.233855679729722</text:p>
          </table:table-cell>
          <table:table-cell office:value-type="float" office:value="0.127994896086615" calcext:value-type="float">
            <text:p>0.127994896086615</text:p>
          </table:table-cell>
          <table:table-cell office:value-type="float" office:value="0.647291492310705" calcext:value-type="float">
            <text:p>0.647291492310705</text:p>
          </table:table-cell>
          <table:table-cell office:value-type="float" office:value="1.00914206812704" calcext:value-type="float">
            <text:p>1.00914206812704</text:p>
          </table:table-cell>
          <table:table-cell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wa</text:p>
          </table:table-cell>
          <table:table-cell office:value-type="float" office:value="377.85" calcext:value-type="float">
            <text:p>377.85</text:p>
          </table:table-cell>
          <table:table-cell office:value-type="float" office:value="170.708333333333" calcext:value-type="float">
            <text:p>170.708333333333</text:p>
          </table:table-cell>
          <table:table-cell office:value-type="float" office:value="344.039513489519" calcext:value-type="float">
            <text:p>344.039513489519</text:p>
          </table:table-cell>
          <table:table-cell office:value-type="float" office:value="205.428815379941" calcext:value-type="float">
            <text:p>205.428815379941</text:p>
          </table:table-cell>
          <table:table-cell office:value-type="float" office:value="1320" calcext:value-type="float">
            <text:p>132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529.61570081051" calcext:value-type="float">
            <text:p>1529.61570081051</text:p>
          </table:table-cell>
          <table:table-cell office:value-type="float" office:value="0.8563" calcext:value-type="float">
            <text:p>0.8563</text:p>
          </table:table-cell>
          <table:table-cell office:value-type="float" office:value="0.1192" calcext:value-type="float">
            <text:p>0.1192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65" calcext:value-type="float">
            <text:p>0.65</text:p>
          </table:table-cell>
          <table:table-cell office:value-type="float" office:value="0.39688464847902" calcext:value-type="float">
            <text:p>0.39688464847902</text:p>
          </table:table-cell>
          <table:table-cell office:value-type="float" office:value="0.992184459026642" calcext:value-type="float">
            <text:p>0.992184459026642</text:p>
          </table:table-cell>
          <table:table-cell office:value-type="float" office:value="0.670312711367042" calcext:value-type="float">
            <text:p>0.670312711367042</text:p>
          </table:table-cell>
          <table:table-cell office:value-type="float" office:value="0.440116593436692" calcext:value-type="float">
            <text:p>0.44011659343669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897959183673469" calcext:value-type="float">
            <text:p>0.897959183673469</text:p>
          </table:table-cell>
          <table:table-cell office:value-type="float" office:value="0.255936434104755" calcext:value-type="float">
            <text:p>0.255936434104755</text:p>
          </table:table-cell>
          <table:table-cell office:value-type="float" office:value="0.129734433599152" calcext:value-type="float">
            <text:p>0.129734433599152</text:p>
          </table:table-cell>
          <table:table-cell office:value-type="float" office:value="0.643961335040808" calcext:value-type="float">
            <text:p>0.643961335040808</text:p>
          </table:table-cell>
          <table:table-cell table:style-name="ce6" office:value-type="float" office:value="1.02963220274472" calcext:value-type="float">
            <text:p>1.02963220274472</text:p>
          </table:table-cell>
          <table:table-cell table:style-name="ce6" office:value-type="float" office:value="25000" calcext:value-type="float">
            <text:p>2500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.8563" calcext:value-type="float">
            <text:p>0.8563</text:p>
          </table:table-cell>
          <table:table-cell table:style-name="ce6" office:value-type="float" office:value="0.1192" calcext:value-type="float">
            <text:p>0.1192</text:p>
          </table:table-cell>
          <table:table-cell table:style-name="ce6" office:value-type="float" office:value="0.0245" calcext:value-type="float">
            <text:p>0.024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wa</text:p>
          </table:table-cell>
          <table:table-cell office:value-type="float" office:value="175.25" calcext:value-type="float">
            <text:p>175.25</text:p>
          </table:table-cell>
          <table:table-cell office:value-type="float" office:value="236.210526315789" calcext:value-type="float">
            <text:p>236.210526315789</text:p>
          </table:table-cell>
          <table:table-cell office:value-type="float" office:value="99.4888070451784" calcext:value-type="float">
            <text:p>99.4888070451784</text:p>
          </table:table-cell>
          <table:table-cell office:value-type="float" office:value="188.940490027759" calcext:value-type="float">
            <text:p>188.940490027759</text:p>
          </table:table-cell>
          <table:table-cell office:value-type="float" office:value="930" calcext:value-type="float">
            <text:p>93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284.1154478811" calcext:value-type="float">
            <text:p>1284.115447881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083399920095885" calcext:value-type="float">
            <text:p>0.083399920095885</text:p>
          </table:table-cell>
          <table:table-cell office:value-type="float" office:value="0.735054597571014" calcext:value-type="float">
            <text:p>0.735054597571014</text:p>
          </table:table-cell>
          <table:table-cell office:value-type="float" office:value="0.0436844436074278" calcext:value-type="float">
            <text:p>0.043684443607428</text:p>
          </table:table-cell>
          <table:table-cell office:value-type="float" office:value="0.593350200248268" calcext:value-type="float">
            <text:p>0.593350200248268</text:p>
          </table:table-cell>
          <table:table-cell office:value-type="float" office:value="0.214616064702479" calcext:value-type="float">
            <text:p>0.214616064702479</text:p>
          </table:table-cell>
          <table:table-cell office:value-type="float" office:value="0.791666666666667" calcext:value-type="float">
            <text:p>0.791666666666667</text:p>
          </table:table-cell>
          <table:table-cell office:value-type="float" office:value="0.48" calcext:value-type="float">
            <text:p>0.48</text:p>
          </table:table-cell>
          <table:table-cell office:value-type="float" office:value="0.63265306122449" calcext:value-type="float">
            <text:p>0.63265306122449</text:p>
          </table:table-cell>
          <table:table-cell office:value-type="float" office:value="0.16579348761647" calcext:value-type="float">
            <text:p>0.16579348761647</text:p>
          </table:table-cell>
          <table:table-cell office:value-type="float" office:value="0.224770367939626" calcext:value-type="float">
            <text:p>0.224770367939626</text:p>
          </table:table-cell>
          <table:table-cell office:value-type="float" office:value="0.806851159357383" calcext:value-type="float">
            <text:p>0.806851159357383</text:p>
          </table:table-cell>
          <table:table-cell office:value-type="float" office:value="1.19741501491348" calcext:value-type="float">
            <text:p>1.19741501491348</text:p>
          </table:table-cell>
          <table:table-cell office:value-type="float" office:value="25000" calcext:value-type="float">
            <text:p>250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wa</text:p>
          </table:table-cell>
          <table:table-cell office:value-type="float" office:value="177.333333333333" calcext:value-type="float">
            <text:p>177.333333333333</text:p>
          </table:table-cell>
          <table:table-cell office:value-type="float" office:value="234" calcext:value-type="float">
            <text:p>234</text:p>
          </table:table-cell>
          <table:table-cell office:value-type="float" office:value="98.3983862888128" calcext:value-type="float">
            <text:p>98.3983862888128</text:p>
          </table:table-cell>
          <table:table-cell office:value-type="float" office:value="199.323266845299" calcext:value-type="float">
            <text:p>199.323266845299</text:p>
          </table:table-cell>
          <table:table-cell office:value-type="float" office:value="900" calcext:value-type="float">
            <text:p>90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286.42184167972" calcext:value-type="float">
            <text:p>1286.42184167972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892262618191504" calcext:value-type="float">
            <text:p>0.089226261819151</text:p>
          </table:table-cell>
          <table:table-cell office:value-type="float" office:value="0.723642253378549" calcext:value-type="float">
            <text:p>0.723642253378549</text:p>
          </table:table-cell>
          <table:table-cell office:value-type="float" office:value="0.0394552016671206" calcext:value-type="float">
            <text:p>0.039455201667121</text:p>
          </table:table-cell>
          <table:table-cell office:value-type="float" office:value="0.641813859182433" calcext:value-type="float">
            <text:p>0.641813859182433</text:p>
          </table:table-cell>
          <table:table-cell office:value-type="float" office:value="0.216734567697287" calcext:value-type="float">
            <text:p>0.216734567697287</text:p>
          </table:table-cell>
          <table:table-cell office:value-type="float" office:value="0.75" calcext:value-type="float">
            <text:p>0.75</text:p>
          </table:table-cell>
          <table:table-cell office:value-type="float" office:value="0.48" calcext:value-type="float">
            <text:p>0.48</text:p>
          </table:table-cell>
          <table:table-cell office:value-type="float" office:value="0.612244897959184" calcext:value-type="float">
            <text:p>0.612244897959184</text:p>
          </table:table-cell>
          <table:table-cell office:value-type="float" office:value="0.152516228916419" calcext:value-type="float">
            <text:p>0.152516228916419</text:p>
          </table:table-cell>
          <table:table-cell office:value-type="float" office:value="0.224579497415861" calcext:value-type="float">
            <text:p>0.224579497415861</text:p>
          </table:table-cell>
          <table:table-cell office:value-type="float" office:value="0.805143652078177" calcext:value-type="float">
            <text:p>0.805143652078177</text:p>
          </table:table-cell>
          <table:table-cell office:value-type="float" office:value="1.18223937841046" calcext:value-type="float">
            <text:p>1.18223937841046</text:p>
          </table:table-cell>
          <table:table-cell office:value-type="float" office:value="25000" calcext:value-type="float">
            <text:p>25000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wa</text:p>
          </table:table-cell>
          <table:table-cell office:value-type="float" office:value="145.428571428571" calcext:value-type="float">
            <text:p>145.428571428571</text:p>
          </table:table-cell>
          <table:table-cell office:value-type="float" office:value="287.529411764706" calcext:value-type="float">
            <text:p>287.529411764706</text:p>
          </table:table-cell>
          <table:table-cell office:value-type="float" office:value="109.317261840314" calcext:value-type="float">
            <text:p>109.317261840314</text:p>
          </table:table-cell>
          <table:table-cell office:value-type="float" office:value="192.504258929205" calcext:value-type="float">
            <text:p>192.504258929205</text:p>
          </table:table-cell>
          <table:table-cell office:value-type="float" office:value="930" calcext:value-type="float">
            <text:p>9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23.87059272061" calcext:value-type="float">
            <text:p>1223.87059272061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1804511466871" calcext:value-type="float">
            <text:p>0.081804511466871</text:p>
          </table:table-cell>
          <table:table-cell office:value-type="float" office:value="0.609984794595714" calcext:value-type="float">
            <text:p>0.609984794595714</text:p>
          </table:table-cell>
          <table:table-cell office:value-type="float" office:value="0.15927906797803" calcext:value-type="float">
            <text:p>0.15927906797803</text:p>
          </table:table-cell>
          <table:table-cell office:value-type="float" office:value="0.708333333333333" calcext:value-type="float">
            <text:p>0.708333333333333</text:p>
          </table:table-cell>
          <table:table-cell office:value-type="float" office:value="0.56" calcext:value-type="float">
            <text:p>0.56</text:p>
          </table:table-cell>
          <table:table-cell office:value-type="float" office:value="0.63265306122449" calcext:value-type="float">
            <text:p>0.63265306122449</text:p>
          </table:table-cell>
          <table:table-cell office:value-type="float" office:value="0.118001763298394" calcext:value-type="float">
            <text:p>0.118001763298394</text:p>
          </table:table-cell>
          <table:table-cell office:value-type="float" office:value="0.268553750853532" calcext:value-type="float">
            <text:p>0.268553750853532</text:p>
          </table:table-cell>
          <table:table-cell office:value-type="float" office:value="0.852758348212102" calcext:value-type="float">
            <text:p>0.852758348212102</text:p>
          </table:table-cell>
          <table:table-cell office:value-type="float" office:value="1.23931386236403" calcext:value-type="float">
            <text:p>1.23931386236403</text:p>
          </table:table-cell>
          <table:table-cell office:value-type="float" office:value="25000" calcext:value-type="float">
            <text:p>25000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wa</text:p>
          </table:table-cell>
          <table:table-cell office:value-type="float" office:value="164.416666666667" calcext:value-type="float">
            <text:p>164.416666666667</text:p>
          </table:table-cell>
          <table:table-cell office:value-type="float" office:value="224.105263157895" calcext:value-type="float">
            <text:p>224.105263157895</text:p>
          </table:table-cell>
          <table:table-cell office:value-type="float" office:value="96.6271732281381" calcext:value-type="float">
            <text:p>96.6271732281381</text:p>
          </table:table-cell>
          <table:table-cell office:value-type="float" office:value="186.807653524166" calcext:value-type="float">
            <text:p>186.807653524166</text:p>
          </table:table-cell>
          <table:table-cell office:value-type="float" office:value="930" calcext:value-type="float">
            <text:p>93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287.9094238607" calcext:value-type="float">
            <text:p>1287.909423860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531029431349048" calcext:value-type="float">
            <text:p>0.053102943134905</text:p>
          </table:table-cell>
          <table:table-cell office:value-type="float" office:value="0.672558426993231" calcext:value-type="float">
            <text:p>0.672558426993231</text:p>
          </table:table-cell>
          <table:table-cell office:value-type="float" office:value="0.0325854786563509" calcext:value-type="float">
            <text:p>0.032585478656351</text:p>
          </table:table-cell>
          <table:table-cell office:value-type="float" office:value="0.583394765137895" calcext:value-type="float">
            <text:p>0.583394765137895</text:p>
          </table:table-cell>
          <table:table-cell office:value-type="float" office:value="0.218100963716617" calcext:value-type="float">
            <text:p>0.218100963716617</text:p>
          </table:table-cell>
          <table:table-cell office:value-type="float" office:value="0.791666666666667" calcext:value-type="float">
            <text:p>0.791666666666667</text:p>
          </table:table-cell>
          <table:table-cell office:value-type="float" office:value="0.48" calcext:value-type="float">
            <text:p>0.48</text:p>
          </table:table-cell>
          <table:table-cell office:value-type="float" office:value="0.63265306122449" calcext:value-type="float">
            <text:p>0.63265306122449</text:p>
          </table:table-cell>
          <table:table-cell office:value-type="float" office:value="0.175489790417524" calcext:value-type="float">
            <text:p>0.175489790417524</text:p>
          </table:table-cell>
          <table:table-cell office:value-type="float" office:value="0.229723676446005" calcext:value-type="float">
            <text:p>0.229723676446005</text:p>
          </table:table-cell>
          <table:table-cell office:value-type="float" office:value="0.8040442582717" calcext:value-type="float">
            <text:p>0.8040442582717</text:p>
          </table:table-cell>
          <table:table-cell office:value-type="float" office:value="1.20925772513523" calcext:value-type="float">
            <text:p>1.20925772513523</text:p>
          </table:table-cell>
          <table:table-cell office:value-type="float" office:value="25000" calcext:value-type="float">
            <text:p>25000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wa</text:p>
          </table:table-cell>
          <table:table-cell office:value-type="float" office:value="176.5" calcext:value-type="float">
            <text:p>176.5</text:p>
          </table:table-cell>
          <table:table-cell office:value-type="float" office:value="253.222222222222" calcext:value-type="float">
            <text:p>253.222222222222</text:p>
          </table:table-cell>
          <table:table-cell office:value-type="float" office:value="105.152270541344" calcext:value-type="float">
            <text:p>105.152270541344</text:p>
          </table:table-cell>
          <table:table-cell office:value-type="float" office:value="194.021392257645" calcext:value-type="float">
            <text:p>194.021392257645</text:p>
          </table:table-cell>
          <table:table-cell office:value-type="float" office:value="900" calcext:value-type="float">
            <text:p>90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338.80708942235" calcext:value-type="float">
            <text:p>1338.807089422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68957251298442" calcext:value-type="float">
            <text:p>0.086895725129844</text:p>
          </table:table-cell>
          <table:table-cell office:value-type="float" office:value="0.822881341634189" calcext:value-type="float">
            <text:p>0.822881341634189</text:p>
          </table:table-cell>
          <table:table-cell office:value-type="float" office:value="0.065650420690638" calcext:value-type="float">
            <text:p>0.065650420690638</text:p>
          </table:table-cell>
          <table:table-cell office:value-type="float" office:value="0.617066313680565" calcext:value-type="float">
            <text:p>0.617066313680565</text:p>
          </table:table-cell>
          <table:table-cell office:value-type="float" office:value="0.264852241397743" calcext:value-type="float">
            <text:p>0.264852241397743</text:p>
          </table:table-cell>
          <table:table-cell office:value-type="float" office:value="0.75" calcext:value-type="float">
            <text:p>0.75</text:p>
          </table:table-cell>
          <table:table-cell office:value-type="float" office:value="0.48" calcext:value-type="float">
            <text:p>0.48</text:p>
          </table:table-cell>
          <table:table-cell office:value-type="float" office:value="0.612244897959184" calcext:value-type="float">
            <text:p>0.612244897959184</text:p>
          </table:table-cell>
          <table:table-cell office:value-type="float" office:value="0.143665090925015" calcext:value-type="float">
            <text:p>0.143665090925015</text:p>
          </table:table-cell>
          <table:table-cell office:value-type="float" office:value="0.221729878076979" calcext:value-type="float">
            <text:p>0.221729878076979</text:p>
          </table:table-cell>
          <table:table-cell office:value-type="float" office:value="0.767319319630132" calcext:value-type="float">
            <text:p>0.767319319630132</text:p>
          </table:table-cell>
          <table:table-cell office:value-type="float" office:value="1.13271428863213" calcext:value-type="float">
            <text:p>1.13271428863213</text:p>
          </table:table-cell>
          <table:table-cell office:value-type="float" office:value="25000" calcext:value-type="float">
            <text:p>25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wa</text:p>
          </table:table-cell>
          <table:table-cell office:value-type="float" office:value="180.166666666667" calcext:value-type="float">
            <text:p>180.166666666667</text:p>
          </table:table-cell>
          <table:table-cell office:value-type="float" office:value="238" calcext:value-type="float">
            <text:p>238</text:p>
          </table:table-cell>
          <table:table-cell office:value-type="float" office:value="101.609621353074" calcext:value-type="float">
            <text:p>101.609621353074</text:p>
          </table:table-cell>
          <table:table-cell office:value-type="float" office:value="195.769372116334" calcext:value-type="float">
            <text:p>195.769372116334</text:p>
          </table:table-cell>
          <table:table-cell office:value-type="float" office:value="900" calcext:value-type="float">
            <text:p>90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295.55923510967" calcext:value-type="float">
            <text:p>1295.55923510967</text:p>
          </table:table-cell>
          <table:table-cell office:value-type="float" office:value="0.6561" calcext:value-type="float">
            <text:p>0.6561</text:p>
          </table:table-cell>
          <table:table-cell office:value-type="float" office:value="0.2175" calcext:value-type="float">
            <text:p>0.2175</text:p>
          </table:table-cell>
          <table:table-cell office:value-type="float" office:value="0.1264" calcext:value-type="float">
            <text:p>0.1264</text:p>
          </table:table-cell>
          <table:table-cell office:value-type="float" office:value="0.0971500865627913" calcext:value-type="float">
            <text:p>0.097150086562791</text:p>
          </table:table-cell>
          <table:table-cell office:value-type="float" office:value="0.744293161917295" calcext:value-type="float">
            <text:p>0.744293161917295</text:p>
          </table:table-cell>
          <table:table-cell office:value-type="float" office:value="0.0519101094948355" calcext:value-type="float">
            <text:p>0.051910109494836</text:p>
          </table:table-cell>
          <table:table-cell office:value-type="float" office:value="0.625225354482847" calcext:value-type="float">
            <text:p>0.625225354482847</text:p>
          </table:table-cell>
          <table:table-cell office:value-type="float" office:value="0.225127581656008" calcext:value-type="float">
            <text:p>0.225127581656008</text:p>
          </table:table-cell>
          <table:table-cell office:value-type="float" office:value="0.75" calcext:value-type="float">
            <text:p>0.75</text:p>
          </table:table-cell>
          <table:table-cell office:value-type="float" office:value="0.48" calcext:value-type="float">
            <text:p>0.48</text:p>
          </table:table-cell>
          <table:table-cell office:value-type="float" office:value="0.612244897959184" calcext:value-type="float">
            <text:p>0.612244897959184</text:p>
          </table:table-cell>
          <table:table-cell office:value-type="float" office:value="0.152023236366551" calcext:value-type="float">
            <text:p>0.152023236366551</text:p>
          </table:table-cell>
          <table:table-cell office:value-type="float" office:value="0.222145822648501" calcext:value-type="float">
            <text:p>0.222145822648501</text:p>
          </table:table-cell>
          <table:table-cell office:value-type="float" office:value="0.798414349236318" calcext:value-type="float">
            <text:p>0.798414349236318</text:p>
          </table:table-cell>
          <table:table-cell table:style-name="ce7" office:value-type="float" office:value="1.17258340825137" calcext:value-type="float">
            <text:p>1.17258340825137</text:p>
          </table:table-cell>
          <table:table-cell table:style-name="ce7" office:value-type="float" office:value="25000" calcext:value-type="float">
            <text:p>2500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.6561" calcext:value-type="float">
            <text:p>0.6561</text:p>
          </table:table-cell>
          <table:table-cell table:style-name="ce7" office:value-type="float" office:value="0.2175" calcext:value-type="float">
            <text:p>0.2175</text:p>
          </table:table-cell>
          <table:table-cell table:style-name="ce7" office:value-type="float" office:value="0.1264" calcext:value-type="float">
            <text:p>0.1264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wa</text:p>
          </table:table-cell>
          <table:table-cell office:value-type="float" office:value="343.375" calcext:value-type="float">
            <text:p>343.375</text:p>
          </table:table-cell>
          <table:table-cell office:value-type="float" office:value="275.352941176471" calcext:value-type="float">
            <text:p>275.352941176471</text:p>
          </table:table-cell>
          <table:table-cell office:value-type="float" office:value="139.569683056785" calcext:value-type="float">
            <text:p>139.569683056785</text:p>
          </table:table-cell>
          <table:table-cell office:value-type="float" office:value="244.798626726252" calcext:value-type="float">
            <text:p>244.798626726252</text:p>
          </table:table-cell>
          <table:table-cell office:value-type="float" office:value="750" calcext:value-type="float">
            <text:p>75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050.46500607094" calcext:value-type="float">
            <text:p>1050.46500607094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553585697163404" calcext:value-type="float">
            <text:p>0.553585697163404</text:p>
          </table:table-cell>
          <table:table-cell office:value-type="float" office:value="0.937136204889406" calcext:value-type="float">
            <text:p>0.937136204889406</text:p>
          </table:table-cell>
          <table:table-cell office:value-type="float" office:value="0.199139776645597" calcext:value-type="float">
            <text:p>0.199139776645597</text:p>
          </table:table-cell>
          <table:table-cell office:value-type="float" office:value="0.854079072035298" calcext:value-type="float">
            <text:p>0.854079072035298</text:p>
          </table:table-cell>
          <table:table-cell office:value-type="float" office:value="0" calcext:value-type="float">
            <text:p>0</text:p>
          </table:table-cell>
          <table:table-cell office:value-type="float" office:value="0.708333333333333" calcext:value-type="float">
            <text:p>0.708333333333333</text:p>
          </table:table-cell>
          <table:table-cell office:value-type="float" office:value="0.32" calcext:value-type="float">
            <text:p>0.32</text:p>
          </table:table-cell>
          <table:table-cell office:value-type="float" office:value="0.510204081632653" calcext:value-type="float">
            <text:p>0.510204081632653</text:p>
          </table:table-cell>
          <table:table-cell office:value-type="float" office:value="0.101237685717532" calcext:value-type="float">
            <text:p>0.101237685717532</text:p>
          </table:table-cell>
          <table:table-cell office:value-type="float" office:value="0.102472871668743" calcext:value-type="float">
            <text:p>0.102472871668743</text:p>
          </table:table-cell>
          <table:table-cell office:value-type="float" office:value="1" calcext:value-type="float">
            <text:p>1</text:p>
          </table:table-cell>
          <table:table-cell office:value-type="float" office:value="1.20371055738627" calcext:value-type="float">
            <text:p>1.20371055738627</text:p>
          </table:table-cell>
          <table:table-cell office:value-type="float" office:value="25000" calcext:value-type="float">
            <text:p>25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wa</text:p>
          </table:table-cell>
          <table:table-cell office:value-type="float" office:value="446" calcext:value-type="float">
            <text:p>446</text:p>
          </table:table-cell>
          <table:table-cell office:value-type="float" office:value="279.9375" calcext:value-type="float">
            <text:p>279.9375</text:p>
          </table:table-cell>
          <table:table-cell office:value-type="float" office:value="252.913028529572" calcext:value-type="float">
            <text:p>252.913028529572</text:p>
          </table:table-cell>
          <table:table-cell office:value-type="float" office:value="276.060493068699" calcext:value-type="float">
            <text:p>276.060493068699</text:p>
          </table:table-cell>
          <table:table-cell office:value-type="float" office:value="750" calcext:value-type="float">
            <text:p>7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164.84508942903" calcext:value-type="float">
            <text:p>1164.84508942903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40591290451458" calcext:value-type="float">
            <text:p>0.840591290451458</text:p>
          </table:table-cell>
          <table:table-cell office:value-type="float" office:value="0.960805031128208" calcext:value-type="float">
            <text:p>0.960805031128208</text:p>
          </table:table-cell>
          <table:table-cell office:value-type="float" office:value="0.638746623387917" calcext:value-type="float">
            <text:p>0.638746623387917</text:p>
          </table:table-cell>
          <table:table-cell office:value-type="float" office:value="1" calcext:value-type="float">
            <text:p>1</text:p>
          </table:table-cell>
          <table:table-cell office:value-type="float" office:value="0.105062088393565" calcext:value-type="float">
            <text:p>0.10506208839356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36" calcext:value-type="float">
            <text:p>0.36</text:p>
          </table:table-cell>
          <table:table-cell office:value-type="float" office:value="0.510204081632653" calcext:value-type="float">
            <text:p>0.510204081632653</text:p>
          </table:table-cell>
          <table:table-cell office:value-type="float" office:value="0.082253300759075" calcext:value-type="float">
            <text:p>0.082253300759075</text:p>
          </table:table-cell>
          <table:table-cell office:value-type="float" office:value="0.0667898799568422" calcext:value-type="float">
            <text:p>0.066789879956842</text:p>
          </table:table-cell>
          <table:table-cell office:value-type="float" office:value="0.900268624618297" calcext:value-type="float">
            <text:p>0.900268624618297</text:p>
          </table:table-cell>
          <table:table-cell office:value-type="float" office:value="1.04931180533421" calcext:value-type="float">
            <text:p>1.04931180533421</text:p>
          </table:table-cell>
          <table:table-cell office:value-type="float" office:value="25000" calcext:value-type="float">
            <text:p>25000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wa</text:p>
          </table:table-cell>
          <table:table-cell office:value-type="float" office:value="396" calcext:value-type="float">
            <text:p>396</text:p>
          </table:table-cell>
          <table:table-cell office:value-type="float" office:value="261.75" calcext:value-type="float">
            <text:p>261.75</text:p>
          </table:table-cell>
          <table:table-cell office:value-type="float" office:value="305.689087443137" calcext:value-type="float">
            <text:p>305.689087443137</text:p>
          </table:table-cell>
          <table:table-cell office:value-type="float" office:value="221.831016767268" calcext:value-type="float">
            <text:p>221.831016767268</text:p>
          </table:table-cell>
          <table:table-cell office:value-type="float" office:value="840" calcext:value-type="float">
            <text:p>84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099.8064881582" calcext:value-type="float">
            <text:p>1099.8064881582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700759089093088" calcext:value-type="float">
            <text:p>0.700759089093088</text:p>
          </table:table-cell>
          <table:table-cell office:value-type="float" office:value="0.866907931366098" calcext:value-type="float">
            <text:p>0.866907931366098</text:p>
          </table:table-cell>
          <table:table-cell office:value-type="float" office:value="0.843440747649936" calcext:value-type="float">
            <text:p>0.843440747649936</text:p>
          </table:table-cell>
          <table:table-cell office:value-type="float" office:value="0.746873221890784" calcext:value-type="float">
            <text:p>0.746873221890784</text:p>
          </table:table-cell>
          <table:table-cell office:value-type="float" office:value="0.0453218689856329" calcext:value-type="float">
            <text:p>0.04532186898563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48" calcext:value-type="float">
            <text:p>0.48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.110709541185966" calcext:value-type="float">
            <text:p>0.110709541185966</text:p>
          </table:table-cell>
          <table:table-cell office:value-type="float" office:value="0.084444274218824" calcext:value-type="float">
            <text:p>0.084444274218824</text:p>
          </table:table-cell>
          <table:table-cell office:value-type="float" office:value="0.955689825408541" calcext:value-type="float">
            <text:p>0.955689825408541</text:p>
          </table:table-cell>
          <table:table-cell office:value-type="float" office:value="1.15084364081333" calcext:value-type="float">
            <text:p>1.15084364081333</text:p>
          </table:table-cell>
          <table:table-cell office:value-type="float" office:value="25000" calcext:value-type="float">
            <text:p>25000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wa</text:p>
          </table:table-cell>
          <table:table-cell office:value-type="float" office:value="503" calcext:value-type="float">
            <text:p>503</text:p>
          </table:table-cell>
          <table:table-cell office:value-type="float" office:value="225.375" calcext:value-type="float">
            <text:p>225.375</text:p>
          </table:table-cell>
          <table:table-cell office:value-type="float" office:value="283.70439160891" calcext:value-type="float">
            <text:p>283.70439160891</text:p>
          </table:table-cell>
          <table:table-cell office:value-type="float" office:value="243.230446284999" calcext:value-type="float">
            <text:p>243.230446284999</text:p>
          </table:table-cell>
          <table:table-cell office:value-type="float" office:value="840" calcext:value-type="float">
            <text:p>84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091.09366750191" calcext:value-type="float">
            <text:p>1091.0936675019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79113731841879" calcext:value-type="float">
            <text:p>0.679113731841879</text:p>
          </table:table-cell>
          <table:table-cell office:value-type="float" office:value="0.758172196841241" calcext:value-type="float">
            <text:p>0.758172196841241</text:p>
          </table:table-cell>
          <table:table-cell office:value-type="float" office:value="0.846759280481684" calcext:value-type="float">
            <text:p>0.846759280481684</text:p>
          </table:table-cell>
          <table:table-cell office:value-type="float" office:value="0.0373188398998511" calcext:value-type="float">
            <text:p>0.03731883989985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48" calcext:value-type="float">
            <text:p>0.48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.119065543985182" calcext:value-type="float">
            <text:p>0.119065543985182</text:p>
          </table:table-cell>
          <table:table-cell office:value-type="float" office:value="0.0705693153872819" calcext:value-type="float">
            <text:p>0.070569315387282</text:p>
          </table:table-cell>
          <table:table-cell office:value-type="float" office:value="0.963368925924483" calcext:value-type="float">
            <text:p>0.963368925924483</text:p>
          </table:table-cell>
          <table:table-cell office:value-type="float" office:value="1.15300378529695" calcext:value-type="float">
            <text:p>1.15300378529695</text:p>
          </table:table-cell>
          <table:table-cell office:value-type="float" office:value="25000" calcext:value-type="float">
            <text:p>25000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wa</text:p>
          </table:table-cell>
          <table:table-cell office:value-type="float" office:value="430.222222222222" calcext:value-type="float">
            <text:p>430.222222222222</text:p>
          </table:table-cell>
          <table:table-cell office:value-type="float" office:value="249.352941176471" calcext:value-type="float">
            <text:p>249.352941176471</text:p>
          </table:table-cell>
          <table:table-cell office:value-type="float" office:value="244.41500454032" calcext:value-type="float">
            <text:p>244.41500454032</text:p>
          </table:table-cell>
          <table:table-cell office:value-type="float" office:value="268.806375755968" calcext:value-type="float">
            <text:p>268.806375755968</text:p>
          </table:table-cell>
          <table:table-cell office:value-type="float" office:value="780" calcext:value-type="float">
            <text:p>78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84.24868950348" calcext:value-type="float">
            <text:p>1184.248689503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6466462467262" calcext:value-type="float">
            <text:p>0.796466462467262</text:p>
          </table:table-cell>
          <table:table-cell office:value-type="float" office:value="0.802905299387559" calcext:value-type="float">
            <text:p>0.802905299387559</text:p>
          </table:table-cell>
          <table:table-cell office:value-type="float" office:value="0.605786686358771" calcext:value-type="float">
            <text:p>0.605786686358771</text:p>
          </table:table-cell>
          <table:table-cell office:value-type="float" office:value="0.96613997647347" calcext:value-type="float">
            <text:p>0.96613997647347</text:p>
          </table:table-cell>
          <table:table-cell office:value-type="float" office:value="0.12288497054511" calcext:value-type="float">
            <text:p>0.12288497054511</text:p>
          </table:table-cell>
          <table:table-cell office:value-type="float" office:value="0.708333333333333" calcext:value-type="float">
            <text:p>0.708333333333333</text:p>
          </table:table-cell>
          <table:table-cell office:value-type="float" office:value="0.36" calcext:value-type="float">
            <text:p>0.36</text:p>
          </table:table-cell>
          <table:table-cell office:value-type="float" office:value="0.530612244897959" calcext:value-type="float">
            <text:p>0.530612244897959</text:p>
          </table:table-cell>
          <table:table-cell office:value-type="float" office:value="0.103176611355948" calcext:value-type="float">
            <text:p>0.103176611355948</text:p>
          </table:table-cell>
          <table:table-cell office:value-type="float" office:value="0.0710851731024154" calcext:value-type="float">
            <text:p>0.071085173102415</text:p>
          </table:table-cell>
          <table:table-cell office:value-type="float" office:value="0.884365384778318" calcext:value-type="float">
            <text:p>0.884365384778318</text:p>
          </table:table-cell>
          <table:table-cell office:value-type="float" office:value="1.05862716923668" calcext:value-type="float">
            <text:p>1.05862716923668</text:p>
          </table:table-cell>
          <table:table-cell office:value-type="float" office:value="25000" calcext:value-type="float">
            <text:p>25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wa</text:p>
          </table:table-cell>
          <table:table-cell office:value-type="float" office:value="479.181818181818" calcext:value-type="float">
            <text:p>479.181818181818</text:p>
          </table:table-cell>
          <table:table-cell office:value-type="float" office:value="253" calcext:value-type="float">
            <text:p>253</text:p>
          </table:table-cell>
          <table:table-cell office:value-type="float" office:value="299.63071210469" calcext:value-type="float">
            <text:p>299.63071210469</text:p>
          </table:table-cell>
          <table:table-cell office:value-type="float" office:value="220.908069114734" calcext:value-type="float">
            <text:p>220.908069114734</text:p>
          </table:table-cell>
          <table:table-cell office:value-type="float" office:value="840" calcext:value-type="float">
            <text:p>84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079.35277450144" calcext:value-type="float">
            <text:p>1079.35277450144</text:p>
          </table:table-cell>
          <table:table-cell office:value-type="float" office:value="0.6386" calcext:value-type="float">
            <text:p>0.6386</text:p>
          </table:table-cell>
          <table:table-cell office:value-type="float" office:value="0.2878" calcext:value-type="float">
            <text:p>0.2878</text:p>
          </table:table-cell>
          <table:table-cell office:value-type="float" office:value="0.0736" calcext:value-type="float">
            <text:p>0.0736</text:p>
          </table:table-cell>
          <table:table-cell office:value-type="float" office:value="0.933389024080195" calcext:value-type="float">
            <text:p>0.933389024080195</text:p>
          </table:table-cell>
          <table:table-cell office:value-type="float" office:value="0.821734068937592" calcext:value-type="float">
            <text:p>0.821734068937592</text:p>
          </table:table-cell>
          <table:table-cell office:value-type="float" office:value="0.81994308867572" calcext:value-type="float">
            <text:p>0.81994308867572</text:p>
          </table:table-cell>
          <table:table-cell office:value-type="float" office:value="0.742565181659104" calcext:value-type="float">
            <text:p>0.742565181659104</text:p>
          </table:table-cell>
          <table:table-cell office:value-type="float" office:value="0.0265344209519099" calcext:value-type="float">
            <text:p>0.02653442095191</text:p>
          </table:table-cell>
          <table:table-cell office:value-type="float" office:value="0.708333333333333" calcext:value-type="float">
            <text:p>0.708333333333333</text:p>
          </table:table-cell>
          <table:table-cell office:value-type="float" office:value="0.44" calcext:value-type="float">
            <text:p>0.44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.122563340152804" calcext:value-type="float">
            <text:p>0.122563340152804</text:p>
          </table:table-cell>
          <table:table-cell office:value-type="float" office:value="0.0649560621249188" calcext:value-type="float">
            <text:p>0.064956062124919</text:p>
          </table:table-cell>
          <table:table-cell office:value-type="float" office:value="0.973814523635752" calcext:value-type="float">
            <text:p>0.973814523635752</text:p>
          </table:table-cell>
          <table:table-cell table:style-name="ce2" office:value-type="float" office:value="1.16133392591348" calcext:value-type="float">
            <text:p>1.16133392591348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6386" calcext:value-type="float">
            <text:p>0.6386</text:p>
          </table:table-cell>
          <table:table-cell table:style-name="ce2" office:value-type="float" office:value="0.2878" calcext:value-type="float">
            <text:p>0.2878</text:p>
          </table:table-cell>
          <table:table-cell table:style-name="ce2" office:value-type="float" office:value="0.0736" calcext:value-type="float">
            <text:p>0.0736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wa</text:p>
          </table:table-cell>
          <table:table-cell office:value-type="float" office:value="362.323529411765" calcext:value-type="float">
            <text:p>362.323529411765</text:p>
          </table:table-cell>
          <table:table-cell office:value-type="float" office:value="298.0625" calcext:value-type="float">
            <text:p>298.0625</text:p>
          </table:table-cell>
          <table:table-cell office:value-type="float" office:value="213.596294456031" calcext:value-type="float">
            <text:p>213.596294456031</text:p>
          </table:table-cell>
          <table:table-cell office:value-type="float" office:value="234.286967338169" calcext:value-type="float">
            <text:p>234.286967338169</text:p>
          </table:table-cell>
          <table:table-cell office:value-type="float" office:value="1980" calcext:value-type="float">
            <text:p>198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679.5230224907" calcext:value-type="float">
            <text:p>2679.523022490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320915130515944" calcext:value-type="float">
            <text:p>0.320915130515944</text:p>
          </table:table-cell>
          <table:table-cell office:value-type="float" office:value="0.521464646464646" calcext:value-type="float">
            <text:p>0.521464646464646</text:p>
          </table:table-cell>
          <table:table-cell office:value-type="float" office:value="0.190895870743728" calcext:value-type="float">
            <text:p>0.190895870743728</text:p>
          </table:table-cell>
          <table:table-cell office:value-type="float" office:value="0.412391331352038" calcext:value-type="float">
            <text:p>0.412391331352038</text:p>
          </table:table-cell>
          <table:table-cell office:value-type="float" office:value="0.900699703115964" calcext:value-type="float">
            <text:p>0.900699703115964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1" calcext:value-type="float">
            <text:p>1</text:p>
          </table:table-cell>
          <table:table-cell office:value-type="float" office:value="0.985074626865672" calcext:value-type="float">
            <text:p>0.985074626865672</text:p>
          </table:table-cell>
          <table:table-cell office:value-type="float" office:value="0.265546423937564" calcext:value-type="float">
            <text:p>0.265546423937564</text:p>
          </table:table-cell>
          <table:table-cell office:value-type="float" office:value="0.374769080611449" calcext:value-type="float">
            <text:p>0.374769080611449</text:p>
          </table:table-cell>
          <table:table-cell office:value-type="float" office:value="0.406285281184705" calcext:value-type="float">
            <text:p>0.406285281184705</text:p>
          </table:table-cell>
          <table:table-cell office:value-type="float" office:value="1.04660078573372" calcext:value-type="float">
            <text:p>1.04660078573372</text:p>
          </table:table-cell>
          <table:table-cell office:value-type="float" office:value="35000" calcext:value-type="float">
            <text:p>350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wa</text:p>
          </table:table-cell>
          <table:table-cell office:value-type="float" office:value="295.645161290323" calcext:value-type="float">
            <text:p>295.645161290323</text:p>
          </table:table-cell>
          <table:table-cell office:value-type="float" office:value="239.176470588235" calcext:value-type="float">
            <text:p>239.176470588235</text:p>
          </table:table-cell>
          <table:table-cell office:value-type="float" office:value="137.955680899603" calcext:value-type="float">
            <text:p>137.955680899603</text:p>
          </table:table-cell>
          <table:table-cell office:value-type="float" office:value="199.425914031165" calcext:value-type="float">
            <text:p>199.425914031165</text:p>
          </table:table-cell>
          <table:table-cell office:value-type="float" office:value="1950" calcext:value-type="float">
            <text:p>1950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818.44789273733" calcext:value-type="float">
            <text:p>2818.44789273733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903530013930771" calcext:value-type="float">
            <text:p>0.090353001393077</text:p>
          </table:table-cell>
          <table:table-cell office:value-type="float" office:value="0.283541295306001" calcext:value-type="float">
            <text:p>0.283541295306001</text:p>
          </table:table-cell>
          <table:table-cell office:value-type="float" office:value="0" calcext:value-type="float">
            <text:p>0</text:p>
          </table:table-cell>
          <table:table-cell office:value-type="float" office:value="0.265279180299626" calcext:value-type="float">
            <text:p>0.2652791802996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11764705882353" calcext:value-type="float">
            <text:p>0.911764705882353</text:p>
          </table:table-cell>
          <table:table-cell office:value-type="float" office:value="0.970149253731343" calcext:value-type="float">
            <text:p>0.970149253731343</text:p>
          </table:table-cell>
          <table:table-cell office:value-type="float" office:value="0.366138110936413" calcext:value-type="float">
            <text:p>0.366138110936413</text:p>
          </table:table-cell>
          <table:table-cell office:value-type="float" office:value="0.435301183082401" calcext:value-type="float">
            <text:p>0.435301183082401</text:p>
          </table:table-cell>
          <table:table-cell office:value-type="float" office:value="0.367879441171442" calcext:value-type="float">
            <text:p>0.367879441171442</text:p>
          </table:table-cell>
          <table:table-cell office:value-type="float" office:value="1.16931873519026" calcext:value-type="float">
            <text:p>1.16931873519026</text:p>
          </table:table-cell>
          <table:table-cell office:value-type="float" office:value="35000" calcext:value-type="float">
            <text:p>35000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wa</text:p>
          </table:table-cell>
          <table:table-cell office:value-type="float" office:value="307.65625" calcext:value-type="float">
            <text:p>307.65625</text:p>
          </table:table-cell>
          <table:table-cell office:value-type="float" office:value="282.787878787879" calcext:value-type="float">
            <text:p>282.787878787879</text:p>
          </table:table-cell>
          <table:table-cell office:value-type="float" office:value="208.001800453591" calcext:value-type="float">
            <text:p>208.001800453591</text:p>
          </table:table-cell>
          <table:table-cell office:value-type="float" office:value="299.510095570224" calcext:value-type="float">
            <text:p>299.510095570224</text:p>
          </table:table-cell>
          <table:table-cell office:value-type="float" office:value="1950" calcext:value-type="float">
            <text:p>195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637.89021682292" calcext:value-type="float">
            <text:p>2637.89021682292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131885244367937" calcext:value-type="float">
            <text:p>0.131885244367937</text:p>
          </table:table-cell>
          <table:table-cell office:value-type="float" office:value="0.459749005203551" calcext:value-type="float">
            <text:p>0.459749005203551</text:p>
          </table:table-cell>
          <table:table-cell office:value-type="float" office:value="0.176776923874403" calcext:value-type="float">
            <text:p>0.176776923874403</text:p>
          </table:table-cell>
          <table:table-cell office:value-type="float" office:value="0.687630137480063" calcext:value-type="float">
            <text:p>0.687630137480063</text:p>
          </table:table-cell>
          <table:table-cell office:value-type="float" office:value="0.870941532706398" calcext:value-type="float">
            <text:p>0.870941532706398</text:p>
          </table:table-cell>
          <table:table-cell office:value-type="float" office:value="0.970588235294117" calcext:value-type="float">
            <text:p>0.970588235294117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0.970149253731343" calcext:value-type="float">
            <text:p>0.970149253731343</text:p>
          </table:table-cell>
          <table:table-cell office:value-type="float" office:value="0.233880821266865" calcext:value-type="float">
            <text:p>0.233880821266865</text:p>
          </table:table-cell>
          <table:table-cell office:value-type="float" office:value="0.398533008911007" calcext:value-type="float">
            <text:p>0.398533008911007</text:p>
          </table:table-cell>
          <table:table-cell office:value-type="float" office:value="0.418557278300248" calcext:value-type="float">
            <text:p>0.418557278300248</text:p>
          </table:table-cell>
          <table:table-cell office:value-type="float" office:value="1.05097110847812" calcext:value-type="float">
            <text:p>1.05097110847812</text:p>
          </table:table-cell>
          <table:table-cell office:value-type="float" office:value="35000" calcext:value-type="float">
            <text:p>35000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wa</text:p>
          </table:table-cell>
          <table:table-cell office:value-type="float" office:value="269.515151515151" calcext:value-type="float">
            <text:p>269.515151515151</text:p>
          </table:table-cell>
          <table:table-cell office:value-type="float" office:value="250.411764705882" calcext:value-type="float">
            <text:p>250.411764705882</text:p>
          </table:table-cell>
          <table:table-cell office:value-type="float" office:value="188.941479235655" calcext:value-type="float">
            <text:p>188.941479235655</text:p>
          </table:table-cell>
          <table:table-cell office:value-type="float" office:value="250.211197778519" calcext:value-type="float">
            <text:p>250.211197778519</text:p>
          </table:table-cell>
          <table:table-cell office:value-type="float" office:value="2010" calcext:value-type="float">
            <text:p>2010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728.4204509884" calcext:value-type="float">
            <text:p>2728.4204509884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893642305407" calcext:value-type="float">
            <text:p>0.32893642305407</text:p>
          </table:table-cell>
          <table:table-cell office:value-type="float" office:value="0.128673974354584" calcext:value-type="float">
            <text:p>0.128673974354584</text:p>
          </table:table-cell>
          <table:table-cell office:value-type="float" office:value="0.479590901408162" calcext:value-type="float">
            <text:p>0.479590901408162</text:p>
          </table:table-cell>
          <table:table-cell office:value-type="float" office:value="0.935650458571538" calcext:value-type="float">
            <text:p>0.935650458571538</text:p>
          </table:table-cell>
          <table:table-cell office:value-type="float" office:value="1" calcext:value-type="float">
            <text:p>1</text:p>
          </table:table-cell>
          <table:table-cell office:value-type="float" office:value="0.970588235294117" calcext:value-type="float">
            <text:p>0.970588235294117</text:p>
          </table:table-cell>
          <table:table-cell office:value-type="float" office:value="1" calcext:value-type="float">
            <text:p>1</text:p>
          </table:table-cell>
          <table:table-cell office:value-type="float" office:value="0.308204402680728" calcext:value-type="float">
            <text:p>0.308204402680728</text:p>
          </table:table-cell>
          <table:table-cell office:value-type="float" office:value="0.454114764047686" calcext:value-type="float">
            <text:p>0.454114764047686</text:p>
          </table:table-cell>
          <table:table-cell office:value-type="float" office:value="0.392330587723039" calcext:value-type="float">
            <text:p>0.392330587723039</text:p>
          </table:table-cell>
          <table:table-cell office:value-type="float" office:value="1.15464975445145" calcext:value-type="float">
            <text:p>1.15464975445145</text:p>
          </table:table-cell>
          <table:table-cell office:value-type="float" office:value="35000" calcext:value-type="float">
            <text:p>35000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wa</text:p>
          </table:table-cell>
          <table:table-cell office:value-type="float" office:value="437.7" calcext:value-type="float">
            <text:p>437.7</text:p>
          </table:table-cell>
          <table:table-cell office:value-type="float" office:value="295.78125" calcext:value-type="float">
            <text:p>295.78125</text:p>
          </table:table-cell>
          <table:table-cell office:value-type="float" office:value="221.142511392151" calcext:value-type="float">
            <text:p>221.142511392151</text:p>
          </table:table-cell>
          <table:table-cell office:value-type="float" office:value="244.956972439598" calcext:value-type="float">
            <text:p>244.956972439598</text:p>
          </table:table-cell>
          <table:table-cell office:value-type="float" office:value="1860" calcext:value-type="float">
            <text:p>186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591.85381506726" calcext:value-type="float">
            <text:p>2591.853815067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1553775914976" calcext:value-type="float">
            <text:p>0.581553775914976</text:p>
          </table:table-cell>
          <table:table-cell office:value-type="float" office:value="0.512247474747475" calcext:value-type="float">
            <text:p>0.512247474747475</text:p>
          </table:table-cell>
          <table:table-cell office:value-type="float" office:value="0.209940423466281" calcext:value-type="float">
            <text:p>0.209940423466281</text:p>
          </table:table-cell>
          <table:table-cell office:value-type="float" office:value="0.457418295637601" calcext:value-type="float">
            <text:p>0.457418295637601</text:p>
          </table:table-cell>
          <table:table-cell office:value-type="float" office:value="0.838035773257462" calcext:value-type="float">
            <text:p>0.838035773257462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25877376590522" calcext:value-type="float">
            <text:p>0.25877376590522</text:p>
          </table:table-cell>
          <table:table-cell office:value-type="float" office:value="0.275159934630299" calcext:value-type="float">
            <text:p>0.275159934630299</text:p>
          </table:table-cell>
          <table:table-cell office:value-type="float" office:value="0.432559334139677" calcext:value-type="float">
            <text:p>0.432559334139677</text:p>
          </table:table-cell>
          <table:table-cell office:value-type="float" office:value="0.966493034675196" calcext:value-type="float">
            <text:p>0.966493034675196</text:p>
          </table:table-cell>
          <table:table-cell office:value-type="float" office:value="35000" calcext:value-type="float">
            <text:p>35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wa</text:p>
          </table:table-cell>
          <table:table-cell office:value-type="float" office:value="439" calcext:value-type="float">
            <text:p>439</text:p>
          </table:table-cell>
          <table:table-cell office:value-type="float" office:value="274.470588235294" calcext:value-type="float">
            <text:p>274.470588235294</text:p>
          </table:table-cell>
          <table:table-cell office:value-type="float" office:value="201.960887302468" calcext:value-type="float">
            <text:p>201.960887302468</text:p>
          </table:table-cell>
          <table:table-cell office:value-type="float" office:value="234.409152176032" calcext:value-type="float">
            <text:p>234.409152176032</text:p>
          </table:table-cell>
          <table:table-cell office:value-type="float" office:value="1950" calcext:value-type="float">
            <text:p>1950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541.29910653403" calcext:value-type="float">
            <text:p>2541.29910653403</text:p>
          </table:table-cell>
          <table:table-cell office:value-type="float" office:value="0.6" calcext:value-type="float">
            <text:p>0.6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1333" calcext:value-type="float">
            <text:p>0.1333</text:p>
          </table:table-cell>
          <table:table-cell office:value-type="float" office:value="0.586048948432004" calcext:value-type="float">
            <text:p>0.586048948432004</text:p>
          </table:table-cell>
          <table:table-cell office:value-type="float" office:value="0.426143790849673" calcext:value-type="float">
            <text:p>0.426143790849673</text:p>
          </table:table-cell>
          <table:table-cell office:value-type="float" office:value="0.161531339236057" calcext:value-type="float">
            <text:p>0.161531339236057</text:p>
          </table:table-cell>
          <table:table-cell office:value-type="float" office:value="0.412906946131824" calcext:value-type="float">
            <text:p>0.412906946131824</text:p>
          </table:table-cell>
          <table:table-cell office:value-type="float" office:value="0.801900432210725" calcext:value-type="float">
            <text:p>0.801900432210725</text:p>
          </table:table-cell>
          <table:table-cell office:value-type="float" office:value="1" calcext:value-type="float">
            <text:p>1</text:p>
          </table:table-cell>
          <table:table-cell office:value-type="float" office:value="0.911764705882353" calcext:value-type="float">
            <text:p>0.911764705882353</text:p>
          </table:table-cell>
          <table:table-cell office:value-type="float" office:value="0.970149253731343" calcext:value-type="float">
            <text:p>0.970149253731343</text:p>
          </table:table-cell>
          <table:table-cell office:value-type="float" office:value="0.301734747418006" calcext:value-type="float">
            <text:p>0.301734747418006</text:p>
          </table:table-cell>
          <table:table-cell office:value-type="float" office:value="0.292994469009288" calcext:value-type="float">
            <text:p>0.292994469009288</text:p>
          </table:table-cell>
          <table:table-cell office:value-type="float" office:value="0.448475855774649" calcext:value-type="float">
            <text:p>0.448475855774649</text:p>
          </table:table-cell>
          <table:table-cell table:style-name="ce6" office:value-type="float" office:value="1.04320507220194" calcext:value-type="float">
            <text:p>1.04320507220194</text:p>
          </table:table-cell>
          <table:table-cell table:style-name="ce6" office:value-type="float" office:value="35000" calcext:value-type="float">
            <text:p>3500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0.2667" calcext:value-type="float">
            <text:p>0.2667</text:p>
          </table:table-cell>
          <table:table-cell table:style-name="ce6" office:value-type="float" office:value="0.1333" calcext:value-type="float">
            <text:p>0.1333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wa</text:p>
          </table:table-cell>
          <table:table-cell office:value-type="float" office:value="433.413793103448" calcext:value-type="float">
            <text:p>433.413793103448</text:p>
          </table:table-cell>
          <table:table-cell office:value-type="float" office:value="169.931034482759" calcext:value-type="float">
            <text:p>169.931034482759</text:p>
          </table:table-cell>
          <table:table-cell office:value-type="float" office:value="371.874644512808" calcext:value-type="float">
            <text:p>371.874644512808</text:p>
          </table:table-cell>
          <table:table-cell office:value-type="float" office:value="140.315443360024" calcext:value-type="float">
            <text:p>140.315443360024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061.95391047198" calcext:value-type="float">
            <text:p>2061.95391047198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566732822496767" calcext:value-type="float">
            <text:p>0.566732822496767</text:p>
          </table:table-cell>
          <table:table-cell office:value-type="float" office:value="0.00376175548589347" calcext:value-type="float">
            <text:p>0.003761755485893</text:p>
          </table:table-cell>
          <table:table-cell office:value-type="float" office:value="0.590346404436567" calcext:value-type="float">
            <text:p>0.590346404436567</text:p>
          </table:table-cell>
          <table:table-cell office:value-type="float" office:value="0.0158355271325205" calcext:value-type="float">
            <text:p>0.015835527132521</text:p>
          </table:table-cell>
          <table:table-cell office:value-type="float" office:value="0.459275528589085" calcext:value-type="float">
            <text:p>0.459275528589085</text:p>
          </table:table-cell>
          <table:table-cell table:number-columns-repeated="2" office:value-type="float" office:value="0.852941176470588" calcext:value-type="float">
            <text:p>0.852941176470588</text:p>
          </table:table-cell>
          <table:table-cell office:value-type="float" office:value="0.865671641791045" calcext:value-type="float">
            <text:p>0.865671641791045</text:p>
          </table:table-cell>
          <table:table-cell office:value-type="float" office:value="0.422291889648374" calcext:value-type="float">
            <text:p>0.422291889648374</text:p>
          </table:table-cell>
          <table:table-cell office:value-type="float" office:value="0.204022173127235" calcext:value-type="float">
            <text:p>0.204022173127235</text:p>
          </table:table-cell>
          <table:table-cell office:value-type="float" office:value="0.631741158167685" calcext:value-type="float">
            <text:p>0.631741158167685</text:p>
          </table:table-cell>
          <table:table-cell office:value-type="float" office:value="1.25805522094329" calcext:value-type="float">
            <text:p>1.25805522094329</text:p>
          </table:table-cell>
          <table:table-cell office:value-type="float" office:value="35000" calcext:value-type="float">
            <text:p>35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wa</text:p>
          </table:table-cell>
          <table:table-cell office:value-type="float" office:value="401.88" calcext:value-type="float">
            <text:p>401.88</text:p>
          </table:table-cell>
          <table:table-cell office:value-type="float" office:value="245.375" calcext:value-type="float">
            <text:p>245.375</text:p>
          </table:table-cell>
          <table:table-cell office:value-type="float" office:value="382.118581071374" calcext:value-type="float">
            <text:p>382.118581071374</text:p>
          </table:table-cell>
          <table:table-cell office:value-type="float" office:value="237.657214518944" calcext:value-type="float">
            <text:p>237.657214518944</text:p>
          </table:table-cell>
          <table:table-cell office:value-type="float" office:value="1710" calcext:value-type="float">
            <text:p>171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135.24320811144" calcext:value-type="float">
            <text:p>2135.24320811144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457694483945812" calcext:value-type="float">
            <text:p>0.457694483945812</text:p>
          </table:table-cell>
          <table:table-cell office:value-type="float" office:value="0.308585858585859" calcext:value-type="float">
            <text:p>0.308585858585859</text:p>
          </table:table-cell>
          <table:table-cell office:value-type="float" office:value="0.61619925117124" calcext:value-type="float">
            <text:p>0.61619925117124</text:p>
          </table:table-cell>
          <table:table-cell office:value-type="float" office:value="0.426613630029472" calcext:value-type="float">
            <text:p>0.426613630029472</text:p>
          </table:table-cell>
          <table:table-cell office:value-type="float" office:value="0.511661030199425" calcext:value-type="float">
            <text:p>0.511661030199425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0.735294117647059" calcext:value-type="float">
            <text:p>0.735294117647059</text:p>
          </table:table-cell>
          <table:table-cell office:value-type="float" office:value="0.850746268656716" calcext:value-type="float">
            <text:p>0.850746268656716</text:p>
          </table:table-cell>
          <table:table-cell office:value-type="float" office:value="0.304992728565004" calcext:value-type="float">
            <text:p>0.304992728565004</text:p>
          </table:table-cell>
          <table:table-cell office:value-type="float" office:value="0.187252433024406" calcext:value-type="float">
            <text:p>0.187252433024406</text:p>
          </table:table-cell>
          <table:table-cell office:value-type="float" office:value="0.599498965452821" calcext:value-type="float">
            <text:p>0.599498965452821</text:p>
          </table:table-cell>
          <table:table-cell office:value-type="float" office:value="1.09174412704223" calcext:value-type="float">
            <text:p>1.09174412704223</text:p>
          </table:table-cell>
          <table:table-cell office:value-type="float" office:value="35000" calcext:value-type="float">
            <text:p>35000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wa</text:p>
          </table:table-cell>
          <table:table-cell office:value-type="float" office:value="558.714285714286" calcext:value-type="float">
            <text:p>558.714285714286</text:p>
          </table:table-cell>
          <table:table-cell office:value-type="float" office:value="343" calcext:value-type="float">
            <text:p>343</text:p>
          </table:table-cell>
          <table:table-cell office:value-type="float" office:value="534.195857608157" calcext:value-type="float">
            <text:p>534.195857608157</text:p>
          </table:table-cell>
          <table:table-cell office:value-type="float" office:value="369.570503615829" calcext:value-type="float">
            <text:p>369.570503615829</text:p>
          </table:table-cell>
          <table:table-cell office:value-type="float" office:value="1500" calcext:value-type="float">
            <text:p>1500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077.57216505145" calcext:value-type="float">
            <text:p>2077.57216505145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03030303030303" calcext:value-type="float">
            <text:p>0.703030303030303</text:p>
          </table:table-cell>
          <table:table-cell office:value-type="float" office:value="1" calcext:value-type="float">
            <text:p>1</text:p>
          </table:table-cell>
          <table:table-cell office:value-type="float" office:value="0.983282057128975" calcext:value-type="float">
            <text:p>0.983282057128975</text:p>
          </table:table-cell>
          <table:table-cell office:value-type="float" office:value="0.470439097169706" calcext:value-type="float">
            <text:p>0.470439097169706</text:p>
          </table:table-cell>
          <table:table-cell office:value-type="float" office:value="0.852941176470588" calcext:value-type="float">
            <text:p>0.852941176470588</text:p>
          </table:table-cell>
          <table:table-cell office:value-type="float" office:value="0.617647058823529" calcext:value-type="float">
            <text:p>0.617647058823529</text:p>
          </table:table-cell>
          <table:table-cell office:value-type="float" office:value="0.746268656716418" calcext:value-type="float">
            <text:p>0.746268656716418</text:p>
          </table:table-cell>
          <table:table-cell office:value-type="float" office:value="0.133281796395197" calcext:value-type="float">
            <text:p>0.133281796395197</text:p>
          </table:table-cell>
          <table:table-cell office:value-type="float" office:value="0.0736253341901314" calcext:value-type="float">
            <text:p>0.073625334190132</text:p>
          </table:table-cell>
          <table:table-cell office:value-type="float" office:value="0.624727891799015" calcext:value-type="float">
            <text:p>0.624727891799015</text:p>
          </table:table-cell>
          <table:table-cell office:value-type="float" office:value="0.831635022384344" calcext:value-type="float">
            <text:p>0.831635022384344</text:p>
          </table:table-cell>
          <table:table-cell office:value-type="float" office:value="35000" calcext:value-type="float">
            <text:p>35000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wa</text:p>
          </table:table-cell>
          <table:table-cell office:value-type="float" office:value="425.965517241379" calcext:value-type="float">
            <text:p>425.965517241379</text:p>
          </table:table-cell>
          <table:table-cell office:value-type="float" office:value="169" calcext:value-type="float">
            <text:p>169</text:p>
          </table:table-cell>
          <table:table-cell office:value-type="float" office:value="365.596526511186" calcext:value-type="float">
            <text:p>365.596526511186</text:p>
          </table:table-cell>
          <table:table-cell office:value-type="float" office:value="136.562910672805" calcext:value-type="float">
            <text:p>136.562910672805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012.1018245275" calcext:value-type="float">
            <text:p>2012.1018245275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540977987916453" calcext:value-type="float">
            <text:p>0.540977987916453</text:p>
          </table:table-cell>
          <table:table-cell office:value-type="float" office:value="0" calcext:value-type="float">
            <text:p>0</text:p>
          </table:table-cell>
          <table:table-cell office:value-type="float" office:value="0.574502180729188" calcext:value-type="float">
            <text:p>0.574502180729188</text:p>
          </table:table-cell>
          <table:table-cell office:value-type="float" office:value="0" calcext:value-type="float">
            <text:p>0</text:p>
          </table:table-cell>
          <table:table-cell office:value-type="float" office:value="0.423642405982696" calcext:value-type="float">
            <text:p>0.423642405982696</text:p>
          </table:table-cell>
          <table:table-cell table:number-columns-repeated="2" office:value-type="float" office:value="0.852941176470588" calcext:value-type="float">
            <text:p>0.852941176470588</text:p>
          </table:table-cell>
          <table:table-cell office:value-type="float" office:value="0.865671641791045" calcext:value-type="float">
            <text:p>0.865671641791045</text:p>
          </table:table-cell>
          <table:table-cell office:value-type="float" office:value="0.426470588235294" calcext:value-type="float">
            <text:p>0.426470588235294</text:p>
          </table:table-cell>
          <table:table-cell office:value-type="float" office:value="0.210549065045323" calcext:value-type="float">
            <text:p>0.210549065045323</text:p>
          </table:table-cell>
          <table:table-cell office:value-type="float" office:value="0.654657941820528" calcext:value-type="float">
            <text:p>0.654657941820528</text:p>
          </table:table-cell>
          <table:table-cell office:value-type="float" office:value="1.29167759510115" calcext:value-type="float">
            <text:p>1.29167759510115</text:p>
          </table:table-cell>
          <table:table-cell office:value-type="float" office:value="35000" calcext:value-type="float">
            <text:p>35000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wa</text:p>
          </table:table-cell>
          <table:table-cell office:value-type="float" office:value="424.391304347826" calcext:value-type="float">
            <text:p>424.391304347826</text:p>
          </table:table-cell>
          <table:table-cell office:value-type="float" office:value="215.827586206897" calcext:value-type="float">
            <text:p>215.827586206897</text:p>
          </table:table-cell>
          <table:table-cell office:value-type="float" office:value="438.752336345029" calcext:value-type="float">
            <text:p>438.752336345029</text:p>
          </table:table-cell>
          <table:table-cell office:value-type="float" office:value="178.007036170227" calcext:value-type="float">
            <text:p>178.007036170227</text:p>
          </table:table-cell>
          <table:table-cell office:value-type="float" office:value="1560" calcext:value-type="float">
            <text:p>1560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048.20468888685" calcext:value-type="float">
            <text:p>2048.204688886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5534635197183" calcext:value-type="float">
            <text:p>0.535534635197183</text:p>
          </table:table-cell>
          <table:table-cell office:value-type="float" office:value="0.189202368512713" calcext:value-type="float">
            <text:p>0.189202368512713</text:p>
          </table:table-cell>
          <table:table-cell office:value-type="float" office:value="0.75912709797389" calcext:value-type="float">
            <text:p>0.75912709797389</text:p>
          </table:table-cell>
          <table:table-cell office:value-type="float" office:value="0.174892433591127" calcext:value-type="float">
            <text:p>0.174892433591127</text:p>
          </table:table-cell>
          <table:table-cell office:value-type="float" office:value="0.4494479017365" calcext:value-type="float">
            <text:p>0.4494479017365</text:p>
          </table:table-cell>
          <table:table-cell office:value-type="float" office:value="0.852941176470588" calcext:value-type="float">
            <text:p>0.852941176470588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0.776119402985075" calcext:value-type="float">
            <text:p>0.776119402985075</text:p>
          </table:table-cell>
          <table:table-cell office:value-type="float" office:value="0.349679178880703" calcext:value-type="float">
            <text:p>0.349679178880703</text:p>
          </table:table-cell>
          <table:table-cell office:value-type="float" office:value="0.145485018087451" calcext:value-type="float">
            <text:p>0.145485018087451</text:p>
          </table:table-cell>
          <table:table-cell office:value-type="float" office:value="0.637980282213442" calcext:value-type="float">
            <text:p>0.637980282213442</text:p>
          </table:table-cell>
          <table:table-cell office:value-type="float" office:value="1.1331444791816" calcext:value-type="float">
            <text:p>1.1331444791816</text:p>
          </table:table-cell>
          <table:table-cell office:value-type="float" office:value="35000" calcext:value-type="float">
            <text:p>35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wa</text:p>
          </table:table-cell>
          <table:table-cell office:value-type="float" office:value="438.344827586207" calcext:value-type="float">
            <text:p>438.344827586207</text:p>
          </table:table-cell>
          <table:table-cell office:value-type="float" office:value="171.862068965517" calcext:value-type="float">
            <text:p>171.862068965517</text:p>
          </table:table-cell>
          <table:table-cell office:value-type="float" office:value="378.769839259945" calcext:value-type="float">
            <text:p>378.769839259945</text:p>
          </table:table-cell>
          <table:table-cell office:value-type="float" office:value="144.458032496325" calcext:value-type="float">
            <text:p>144.458032496325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075.46973236434" calcext:value-type="float">
            <text:p>2075.46973236434</text:p>
          </table:table-cell>
          <table:table-cell office:value-type="float" office:value="0.7667" calcext:value-type="float">
            <text:p>0.7667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583783476871698" calcext:value-type="float">
            <text:p>0.583783476871698</text:p>
          </table:table-cell>
          <table:table-cell office:value-type="float" office:value="0.0115639150121909" calcext:value-type="float">
            <text:p>0.011563915012191</text:p>
          </table:table-cell>
          <table:table-cell office:value-type="float" office:value="0.60774795822249" calcext:value-type="float">
            <text:p>0.60774795822249</text:p>
          </table:table-cell>
          <table:table-cell office:value-type="float" office:value="0.0333170757650501" calcext:value-type="float">
            <text:p>0.03331707576505</text:p>
          </table:table-cell>
          <table:table-cell office:value-type="float" office:value="0.468936326718034" calcext:value-type="float">
            <text:p>0.468936326718034</text:p>
          </table:table-cell>
          <table:table-cell table:number-columns-repeated="2" office:value-type="float" office:value="0.852941176470588" calcext:value-type="float">
            <text:p>0.852941176470588</text:p>
          </table:table-cell>
          <table:table-cell office:value-type="float" office:value="0.865671641791045" calcext:value-type="float">
            <text:p>0.865671641791045</text:p>
          </table:table-cell>
          <table:table-cell office:value-type="float" office:value="0.416901983085469" calcext:value-type="float">
            <text:p>0.416901983085469</text:p>
          </table:table-cell>
          <table:table-cell office:value-type="float" office:value="0.19872262940504" calcext:value-type="float">
            <text:p>0.19872262940504</text:p>
          </table:table-cell>
          <table:table-cell office:value-type="float" office:value="0.625667420186083" calcext:value-type="float">
            <text:p>0.625667420186083</text:p>
          </table:table-cell>
          <table:table-cell table:style-name="ce6" office:value-type="float" office:value="1.24129203267659" calcext:value-type="float">
            <text:p>1.24129203267659</text:p>
          </table:table-cell>
          <table:table-cell table:style-name="ce6" office:value-type="float" office:value="35000" calcext:value-type="float">
            <text:p>3500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.7667" calcext:value-type="float">
            <text:p>0.7667</text:p>
          </table:table-cell>
          <table:table-cell table:style-name="ce6" office:value-type="float" office:value="0.1667" calcext:value-type="float">
            <text:p>0.1667</text:p>
          </table:table-cell>
          <table:table-cell table:style-name="ce6" office:value-type="float" office:value="0.0667" calcext:value-type="float">
            <text:p>0.0667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wa</text:p>
          </table:table-cell>
          <table:table-cell office:value-type="float" office:value="543.04347826087" calcext:value-type="float">
            <text:p>543.04347826087</text:p>
          </table:table-cell>
          <table:table-cell office:value-type="float" office:value="224.44" calcext:value-type="float">
            <text:p>224.44</text:p>
          </table:table-cell>
          <table:table-cell office:value-type="float" office:value="396.502146991879" calcext:value-type="float">
            <text:p>396.502146991879</text:p>
          </table:table-cell>
          <table:table-cell office:value-type="float" office:value="261.748938234077" calcext:value-type="float">
            <text:p>261.748938234077</text:p>
          </table:table-cell>
          <table:table-cell office:value-type="float" office:value="1440" calcext:value-type="float">
            <text:p>144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761.75608293586" calcext:value-type="float">
            <text:p>1761.75608293586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945813090012138" calcext:value-type="float">
            <text:p>0.945813090012138</text:p>
          </table:table-cell>
          <table:table-cell office:value-type="float" office:value="0.224" calcext:value-type="float">
            <text:p>0.224</text:p>
          </table:table-cell>
          <table:table-cell office:value-type="float" office:value="0.652499371063134" calcext:value-type="float">
            <text:p>0.652499371063134</text:p>
          </table:table-cell>
          <table:table-cell office:value-type="float" office:value="0.528279671703023" calcext:value-type="float">
            <text:p>0.528279671703023</text:p>
          </table:table-cell>
          <table:table-cell office:value-type="float" office:value="0.244701037028575" calcext:value-type="float">
            <text:p>0.244701037028575</text:p>
          </table:table-cell>
          <table:table-cell office:value-type="float" office:value="0.735294117647059" calcext:value-type="float">
            <text:p>0.735294117647059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0.716417910447761" calcext:value-type="float">
            <text:p>0.716417910447761</text:p>
          </table:table-cell>
          <table:table-cell office:value-type="float" office:value="0.235532922649577" calcext:value-type="float">
            <text:p>0.235532922649577</text:p>
          </table:table-cell>
          <table:table-cell office:value-type="float" office:value="0.11379426144312" calcext:value-type="float">
            <text:p>0.11379426144312</text:p>
          </table:table-cell>
          <table:table-cell office:value-type="float" office:value="0.782938572898474" calcext:value-type="float">
            <text:p>0.782938572898474</text:p>
          </table:table-cell>
          <table:table-cell office:value-type="float" office:value="1.13226575699117" calcext:value-type="float">
            <text:p>1.13226575699117</text:p>
          </table:table-cell>
          <table:table-cell office:value-type="float" office:value="35000" calcext:value-type="float">
            <text:p>350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wa</text:p>
          </table:table-cell>
          <table:table-cell office:value-type="float" office:value="444.761904761905" calcext:value-type="float">
            <text:p>444.761904761905</text:p>
          </table:table-cell>
          <table:table-cell office:value-type="float" office:value="277.363636363636" calcext:value-type="float">
            <text:p>277.363636363636</text:p>
          </table:table-cell>
          <table:table-cell office:value-type="float" office:value="331.489653648783" calcext:value-type="float">
            <text:p>331.489653648783</text:p>
          </table:table-cell>
          <table:table-cell office:value-type="float" office:value="249.271423200178" calcext:value-type="float">
            <text:p>249.271423200178</text:p>
          </table:table-cell>
          <table:table-cell office:value-type="float" office:value="1290" calcext:value-type="float">
            <text:p>129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850.54622255249" calcext:value-type="float">
            <text:p>1850.54622255249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605972606840805" calcext:value-type="float">
            <text:p>0.605972606840805</text:p>
          </table:table-cell>
          <table:table-cell office:value-type="float" office:value="0.437832874196511" calcext:value-type="float">
            <text:p>0.437832874196511</text:p>
          </table:table-cell>
          <table:table-cell office:value-type="float" office:value="0.488425919745968" calcext:value-type="float">
            <text:p>0.488425919745968</text:p>
          </table:table-cell>
          <table:table-cell office:value-type="float" office:value="0.47562509295979" calcext:value-type="float">
            <text:p>0.47562509295979</text:p>
          </table:table-cell>
          <table:table-cell office:value-type="float" office:value="0.308166183396207" calcext:value-type="float">
            <text:p>0.308166183396207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0.617647058823529" calcext:value-type="float">
            <text:p>0.617647058823529</text:p>
          </table:table-cell>
          <table:table-cell office:value-type="float" office:value="0.641791044776119" calcext:value-type="float">
            <text:p>0.641791044776119</text:p>
          </table:table-cell>
          <table:table-cell office:value-type="float" office:value="0.185248251111011" calcext:value-type="float">
            <text:p>0.185248251111011</text:p>
          </table:table-cell>
          <table:table-cell office:value-type="float" office:value="0.154900269423003" calcext:value-type="float">
            <text:p>0.154900269423003</text:p>
          </table:table-cell>
          <table:table-cell office:value-type="float" office:value="0.734793197433084" calcext:value-type="float">
            <text:p>0.734793197433084</text:p>
          </table:table-cell>
          <table:table-cell office:value-type="float" office:value="1.0749417179671" calcext:value-type="float">
            <text:p>1.0749417179671</text:p>
          </table:table-cell>
          <table:table-cell office:value-type="float" office:value="35000" calcext:value-type="float">
            <text:p>35000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wa</text:p>
          </table:table-cell>
          <table:table-cell office:value-type="float" office:value="361.909090909091" calcext:value-type="float">
            <text:p>361.909090909091</text:p>
          </table:table-cell>
          <table:table-cell office:value-type="float" office:value="302.36" calcext:value-type="float">
            <text:p>302.36</text:p>
          </table:table-cell>
          <table:table-cell office:value-type="float" office:value="276.366545610115" calcext:value-type="float">
            <text:p>276.366545610115</text:p>
          </table:table-cell>
          <table:table-cell office:value-type="float" office:value="303.702963436316" calcext:value-type="float">
            <text:p>303.702963436316</text:p>
          </table:table-cell>
          <table:table-cell office:value-type="float" office:value="1410" calcext:value-type="float">
            <text:p>141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721.53211625465" calcext:value-type="float">
            <text:p>1721.53211625465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319482074695008" calcext:value-type="float">
            <text:p>0.319482074695008</text:p>
          </table:table-cell>
          <table:table-cell office:value-type="float" office:value="0.538828282828283" calcext:value-type="float">
            <text:p>0.538828282828283</text:p>
          </table:table-cell>
          <table:table-cell office:value-type="float" office:value="0.34931052640913" calcext:value-type="float">
            <text:p>0.34931052640913</text:p>
          </table:table-cell>
          <table:table-cell office:value-type="float" office:value="0.70532386019771" calcext:value-type="float">
            <text:p>0.70532386019771</text:p>
          </table:table-cell>
          <table:table-cell office:value-type="float" office:value="0.215949872271634" calcext:value-type="float">
            <text:p>0.215949872271634</text:p>
          </table:table-cell>
          <table:table-cell office:value-type="float" office:value="0.735294117647059" calcext:value-type="float">
            <text:p>0.735294117647059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0.701492537313433" calcext:value-type="float">
            <text:p>0.701492537313433</text:p>
          </table:table-cell>
          <table:table-cell office:value-type="float" office:value="0.164495641305921" calcext:value-type="float">
            <text:p>0.164495641305921</text:p>
          </table:table-cell>
          <table:table-cell office:value-type="float" office:value="0.219202338433135" calcext:value-type="float">
            <text:p>0.219202338433135</text:p>
          </table:table-cell>
          <table:table-cell office:value-type="float" office:value="0.805775692566165" calcext:value-type="float">
            <text:p>0.805775692566165</text:p>
          </table:table-cell>
          <table:table-cell office:value-type="float" office:value="1.18947367230522" calcext:value-type="float">
            <text:p>1.18947367230522</text:p>
          </table:table-cell>
          <table:table-cell office:value-type="float" office:value="35000" calcext:value-type="float">
            <text:p>35000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wa</text:p>
          </table:table-cell>
          <table:table-cell office:value-type="float" office:value="466.9" calcext:value-type="float">
            <text:p>466.9</text:p>
          </table:table-cell>
          <table:table-cell office:value-type="float" office:value="328.038461538462" calcext:value-type="float">
            <text:p>328.038461538462</text:p>
          </table:table-cell>
          <table:table-cell office:value-type="float" office:value="321.495829554681" calcext:value-type="float">
            <text:p>321.495829554681</text:p>
          </table:table-cell>
          <table:table-cell office:value-type="float" office:value="315.589921356083" calcext:value-type="float">
            <text:p>315.589921356083</text:p>
          </table:table-cell>
          <table:table-cell office:value-type="float" office:value="1380" calcext:value-type="float">
            <text:p>138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771.81846877293" calcext:value-type="float">
            <text:p>1771.81846877293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682522266297433" calcext:value-type="float">
            <text:p>0.682522266297433</text:p>
          </table:table-cell>
          <table:table-cell office:value-type="float" office:value="0.642579642579643" calcext:value-type="float">
            <text:p>0.642579642579643</text:p>
          </table:table-cell>
          <table:table-cell office:value-type="float" office:value="0.463204287307991" calcext:value-type="float">
            <text:p>0.463204287307991</text:p>
          </table:table-cell>
          <table:table-cell office:value-type="float" office:value="0.755486313226493" calcext:value-type="float">
            <text:p>0.755486313226493</text:p>
          </table:table-cell>
          <table:table-cell office:value-type="float" office:value="0.251893398620918" calcext:value-type="float">
            <text:p>0.251893398620918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0.686567164179104" calcext:value-type="float">
            <text:p>0.686567164179104</text:p>
          </table:table-cell>
          <table:table-cell office:value-type="float" office:value="0.151505972204299" calcext:value-type="float">
            <text:p>0.151505972204299</text:p>
          </table:table-cell>
          <table:table-cell office:value-type="float" office:value="0.141923829944997" calcext:value-type="float">
            <text:p>0.141923829944997</text:p>
          </table:table-cell>
          <table:table-cell office:value-type="float" office:value="0.777327597846313" calcext:value-type="float">
            <text:p>0.777327597846313</text:p>
          </table:table-cell>
          <table:table-cell office:value-type="float" office:value="1.07075739999561" calcext:value-type="float">
            <text:p>1.07075739999561</text:p>
          </table:table-cell>
          <table:table-cell office:value-type="float" office:value="35000" calcext:value-type="float">
            <text:p>35000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wa</text:p>
          </table:table-cell>
          <table:table-cell office:value-type="float" office:value="473.526315789474" calcext:value-type="float">
            <text:p>473.526315789474</text:p>
          </table:table-cell>
          <table:table-cell office:value-type="float" office:value="320.833333333333" calcext:value-type="float">
            <text:p>320.833333333333</text:p>
          </table:table-cell>
          <table:table-cell office:value-type="float" office:value="377.164916540505" calcext:value-type="float">
            <text:p>377.164916540505</text:p>
          </table:table-cell>
          <table:table-cell office:value-type="float" office:value="309.249254565432" calcext:value-type="float">
            <text:p>309.249254565432</text:p>
          </table:table-cell>
          <table:table-cell office:value-type="float" office:value="1290" calcext:value-type="float">
            <text:p>129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569.01930400833" calcext:value-type="float">
            <text:p>1569.019304008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543490677896" calcext:value-type="float">
            <text:p>0.70543490677896</text:p>
          </table:table-cell>
          <table:table-cell office:value-type="float" office:value="0.613468013468013" calcext:value-type="float">
            <text:p>0.613468013468013</text:p>
          </table:table-cell>
          <table:table-cell office:value-type="float" office:value="0.603697579654692" calcext:value-type="float">
            <text:p>0.603697579654692</text:p>
          </table:table-cell>
          <table:table-cell office:value-type="float" office:value="0.728728971086982" calcext:value-type="float">
            <text:p>0.728728971086982</text:p>
          </table:table-cell>
          <table:table-cell office:value-type="float" office:value="0.106937227467331" calcext:value-type="float">
            <text:p>0.106937227467331</text:p>
          </table:table-cell>
          <table:table-cell office:value-type="float" office:value="0.705882352941176" calcext:value-type="float">
            <text:p>0.705882352941176</text:p>
          </table:table-cell>
          <table:table-cell office:value-type="float" office:value="0.558823529411765" calcext:value-type="float">
            <text:p>0.558823529411765</text:p>
          </table:table-cell>
          <table:table-cell office:value-type="float" office:value="0.641791044776119" calcext:value-type="float">
            <text:p>0.641791044776119</text:p>
          </table:table-cell>
          <table:table-cell office:value-type="float" office:value="0.146222821704674" calcext:value-type="float">
            <text:p>0.146222821704674</text:p>
          </table:table-cell>
          <table:table-cell office:value-type="float" office:value="0.118823790825795" calcext:value-type="float">
            <text:p>0.118823790825795</text:p>
          </table:table-cell>
          <table:table-cell office:value-type="float" office:value="0.898582077492776" calcext:value-type="float">
            <text:p>0.898582077492776</text:p>
          </table:table-cell>
          <table:table-cell office:value-type="float" office:value="1.16362869002324" calcext:value-type="float">
            <text:p>1.16362869002324</text:p>
          </table:table-cell>
          <table:table-cell office:value-type="float" office:value="35000" calcext:value-type="float">
            <text:p>35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wa</text:p>
          </table:table-cell>
          <table:table-cell office:value-type="float" office:value="404.736842105263" calcext:value-type="float">
            <text:p>404.736842105263</text:p>
          </table:table-cell>
          <table:table-cell office:value-type="float" office:value="416.5" calcext:value-type="float">
            <text:p>416.5</text:p>
          </table:table-cell>
          <table:table-cell office:value-type="float" office:value="222.492157690823" calcext:value-type="float">
            <text:p>222.492157690823</text:p>
          </table:table-cell>
          <table:table-cell office:value-type="float" office:value="373.532141682031" calcext:value-type="float">
            <text:p>373.532141682031</text:p>
          </table:table-cell>
          <table:table-cell office:value-type="float" office:value="1290" calcext:value-type="float">
            <text:p>129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881.03630169167" calcext:value-type="float">
            <text:p>1881.0363016916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1" calcext:value-type="float">
            <text:p>0.1</text:p>
          </table:table-cell>
          <table:table-cell office:value-type="float" office:value="0.467572944035863" calcext:value-type="float">
            <text:p>0.467572944035863</text:p>
          </table:table-cell>
          <table:table-cell office:value-type="float" office:value="1" calcext:value-type="float">
            <text:p>1</text:p>
          </table:table-cell>
          <table:table-cell office:value-type="float" office:value="0.213346555347917" calcext:value-type="float">
            <text:p>0.213346555347917</text:p>
          </table:table-cell>
          <table:table-cell office:value-type="float" office:value="1" calcext:value-type="float">
            <text:p>1</text:p>
          </table:table-cell>
          <table:table-cell office:value-type="float" office:value="0.329959789574597" calcext:value-type="float">
            <text:p>0.329959789574597</text:p>
          </table:table-cell>
          <table:table-cell office:value-type="float" office:value="0.705882352941176" calcext:value-type="float">
            <text:p>0.705882352941176</text:p>
          </table:table-cell>
          <table:table-cell office:value-type="float" office:value="0.558823529411765" calcext:value-type="float">
            <text:p>0.558823529411765</text:p>
          </table:table-cell>
          <table:table-cell office:value-type="float" office:value="0.641791044776119" calcext:value-type="float">
            <text:p>0.641791044776119</text:p>
          </table:table-cell>
          <table:table-cell office:value-type="float" office:value="0.0841432390744359" calcext:value-type="float">
            <text:p>0.084143239074436</text:p>
          </table:table-cell>
          <table:table-cell office:value-type="float" office:value="0.187796061899652" calcext:value-type="float">
            <text:p>0.187796061899652</text:p>
          </table:table-cell>
          <table:table-cell office:value-type="float" office:value="0.718952642242294" calcext:value-type="float">
            <text:p>0.718952642242294</text:p>
          </table:table-cell>
          <table:table-cell table:style-name="ce8" office:value-type="float" office:value="0.990891943216382" calcext:value-type="float">
            <text:p>0.990891943216382</text:p>
          </table:table-cell>
          <table:table-cell table:style-name="ce8" office:value-type="float" office:value="35000" calcext:value-type="float">
            <text:p>3500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.6667" calcext:value-type="float">
            <text:p>0.6667</text:p>
          </table:table-cell>
          <table:table-cell table:style-name="ce8" office:value-type="float" office:value="0.2333" calcext:value-type="float">
            <text:p>0.2333</text:p>
          </table:table-cell>
          <table:table-cell table:style-name="ce8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wa</text:p>
          </table:table-cell>
          <table:table-cell office:value-type="float" office:value="485.470588235294" calcext:value-type="float">
            <text:p>485.470588235294</text:p>
          </table:table-cell>
          <table:table-cell office:value-type="float" office:value="265.041666666667" calcext:value-type="float">
            <text:p>265.041666666667</text:p>
          </table:table-cell>
          <table:table-cell office:value-type="float" office:value="365.389709359585" calcext:value-type="float">
            <text:p>365.389709359585</text:p>
          </table:table-cell>
          <table:table-cell office:value-type="float" office:value="257.933169498489" calcext:value-type="float">
            <text:p>257.933169498489</text:p>
          </table:table-cell>
          <table:table-cell office:value-type="float" office:value="1230" calcext:value-type="float">
            <text:p>123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573.59628977187" calcext:value-type="float">
            <text:p>1573.5962897718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746736110805373" calcext:value-type="float">
            <text:p>0.746736110805373</text:p>
          </table:table-cell>
          <table:table-cell office:value-type="float" office:value="0.388047138047138" calcext:value-type="float">
            <text:p>0.388047138047138</text:p>
          </table:table-cell>
          <table:table-cell office:value-type="float" office:value="0.573980231760463" calcext:value-type="float">
            <text:p>0.573980231760463</text:p>
          </table:table-cell>
          <table:table-cell office:value-type="float" office:value="0.512177291156244" calcext:value-type="float">
            <text:p>0.512177291156244</text:p>
          </table:table-cell>
          <table:table-cell office:value-type="float" office:value="0.110208751452535" calcext:value-type="float">
            <text:p>0.110208751452535</text:p>
          </table:table-cell>
          <table:table-cell office:value-type="float" office:value="0.705882352941176" calcext:value-type="float">
            <text:p>0.705882352941176</text:p>
          </table:table-cell>
          <table:table-cell office:value-type="float" office:value="0.5" calcext:value-type="float">
            <text:p>0.5</text:p>
          </table:table-cell>
          <table:table-cell office:value-type="float" office:value="0.611940298507463" calcext:value-type="float">
            <text:p>0.611940298507463</text:p>
          </table:table-cell>
          <table:table-cell office:value-type="float" office:value="0.204003091262327" calcext:value-type="float">
            <text:p>0.204003091262327</text:p>
          </table:table-cell>
          <table:table-cell office:value-type="float" office:value="0.105349568715444" calcext:value-type="float">
            <text:p>0.105349568715444</text:p>
          </table:table-cell>
          <table:table-cell office:value-type="float" office:value="0.895647148137155" calcext:value-type="float">
            <text:p>0.895647148137155</text:p>
          </table:table-cell>
          <table:table-cell office:value-type="float" office:value="1.20499980811493" calcext:value-type="float">
            <text:p>1.20499980811493</text:p>
          </table:table-cell>
          <table:table-cell office:value-type="float" office:value="35000" calcext:value-type="float">
            <text:p>35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wa</text:p>
          </table:table-cell>
          <table:table-cell office:value-type="float" office:value="426.227272727273" calcext:value-type="float">
            <text:p>426.227272727273</text:p>
          </table:table-cell>
          <table:table-cell office:value-type="float" office:value="215.85" calcext:value-type="float">
            <text:p>215.85</text:p>
          </table:table-cell>
          <table:table-cell office:value-type="float" office:value="323.076569402626" calcext:value-type="float">
            <text:p>323.076569402626</text:p>
          </table:table-cell>
          <table:table-cell office:value-type="float" office:value="211.538045601358" calcext:value-type="float">
            <text:p>211.538045601358</text:p>
          </table:table-cell>
          <table:table-cell office:value-type="float" office:value="1260" calcext:value-type="float">
            <text:p>126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419.41007909552" calcext:value-type="float">
            <text:p>1419.41007909552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41883092582891" calcext:value-type="float">
            <text:p>0.541883092582891</text:p>
          </table:table-cell>
          <table:table-cell office:value-type="float" office:value="0.189292929292929" calcext:value-type="float">
            <text:p>0.189292929292929</text:p>
          </table:table-cell>
          <table:table-cell office:value-type="float" office:value="0.467193635034098" calcext:value-type="float">
            <text:p>0.467193635034098</text:p>
          </table:table-cell>
          <table:table-cell office:value-type="float" office:value="0.316391856483821" calcext:value-type="float">
            <text:p>0.316391856483821</text:p>
          </table:table-cell>
          <table:table-cell office:value-type="float" office:value="0" calcext:value-type="float">
            <text:p>0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0.626865671641791" calcext:value-type="float">
            <text:p>0.626865671641791</text:p>
          </table:table-cell>
          <table:table-cell office:value-type="float" office:value="0.221297444711016" calcext:value-type="float">
            <text:p>0.221297444711016</text:p>
          </table:table-cell>
          <table:table-cell office:value-type="float" office:value="0.172868607690377" calcext:value-type="float">
            <text:p>0.172868607690377</text:p>
          </table:table-cell>
          <table:table-cell office:value-type="float" office:value="1" calcext:value-type="float">
            <text:p>1</text:p>
          </table:table-cell>
          <table:table-cell office:value-type="float" office:value="1.39416605240139" calcext:value-type="float">
            <text:p>1.39416605240139</text:p>
          </table:table-cell>
          <table:table-cell office:value-type="float" office:value="35000" calcext:value-type="float">
            <text:p>35000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wa</text:p>
          </table:table-cell>
          <table:table-cell office:value-type="float" office:value="373.473684210526" calcext:value-type="float">
            <text:p>373.473684210526</text:p>
          </table:table-cell>
          <table:table-cell office:value-type="float" office:value="239.208333333333" calcext:value-type="float">
            <text:p>239.208333333333</text:p>
          </table:table-cell>
          <table:table-cell office:value-type="float" office:value="246.047504090177" calcext:value-type="float">
            <text:p>246.047504090177</text:p>
          </table:table-cell>
          <table:table-cell office:value-type="float" office:value="294.102167868459" calcext:value-type="float">
            <text:p>294.102167868459</text:p>
          </table:table-cell>
          <table:table-cell office:value-type="float" office:value="1290" calcext:value-type="float">
            <text:p>129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522.79670472379" calcext:value-type="float">
            <text:p>1522.79670472379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359470414679015" calcext:value-type="float">
            <text:p>0.359470414679015</text:p>
          </table:table-cell>
          <table:table-cell office:value-type="float" office:value="0.283670033670034" calcext:value-type="float">
            <text:p>0.283670033670034</text:p>
          </table:table-cell>
          <table:table-cell office:value-type="float" office:value="0.272793698227323" calcext:value-type="float">
            <text:p>0.272793698227323</text:p>
          </table:table-cell>
          <table:table-cell office:value-type="float" office:value="0.664808914324918" calcext:value-type="float">
            <text:p>0.664808914324918</text:p>
          </table:table-cell>
          <table:table-cell office:value-type="float" office:value="0.0738983783141232" calcext:value-type="float">
            <text:p>0.073898378314123</text:p>
          </table:table-cell>
          <table:table-cell office:value-type="float" office:value="0.705882352941176" calcext:value-type="float">
            <text:p>0.705882352941176</text:p>
          </table:table-cell>
          <table:table-cell office:value-type="float" office:value="0.558823529411765" calcext:value-type="float">
            <text:p>0.558823529411765</text:p>
          </table:table-cell>
          <table:table-cell office:value-type="float" office:value="0.641791044776119" calcext:value-type="float">
            <text:p>0.641791044776119</text:p>
          </table:table-cell>
          <table:table-cell office:value-type="float" office:value="0.197075873420698" calcext:value-type="float">
            <text:p>0.197075873420698</text:p>
          </table:table-cell>
          <table:table-cell office:value-type="float" office:value="0.193910275152921" calcext:value-type="float">
            <text:p>0.193910275152921</text:p>
          </table:table-cell>
          <table:table-cell office:value-type="float" office:value="0.928766071819785" calcext:value-type="float">
            <text:p>0.928766071819785</text:p>
          </table:table-cell>
          <table:table-cell office:value-type="float" office:value="1.3197522203934" calcext:value-type="float">
            <text:p>1.3197522203934</text:p>
          </table:table-cell>
          <table:table-cell office:value-type="float" office:value="35000" calcext:value-type="float">
            <text:p>35000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wa</text:p>
          </table:table-cell>
          <table:table-cell office:value-type="float" office:value="433.285714285714" calcext:value-type="float">
            <text:p>433.285714285714</text:p>
          </table:table-cell>
          <table:table-cell office:value-type="float" office:value="217.625" calcext:value-type="float">
            <text:p>217.625</text:p>
          </table:table-cell>
          <table:table-cell office:value-type="float" office:value="383.047665814209" calcext:value-type="float">
            <text:p>383.047665814209</text:p>
          </table:table-cell>
          <table:table-cell office:value-type="float" office:value="273.90506328955" calcext:value-type="float">
            <text:p>273.90506328955</text:p>
          </table:table-cell>
          <table:table-cell office:value-type="float" office:value="1350" calcext:value-type="float">
            <text:p>135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482.28595299621" calcext:value-type="float">
            <text:p>1482.2859529962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566289948357159" calcext:value-type="float">
            <text:p>0.566289948357159</text:p>
          </table:table-cell>
          <table:table-cell office:value-type="float" office:value="0.196464646464646" calcext:value-type="float">
            <text:p>0.196464646464646</text:p>
          </table:table-cell>
          <table:table-cell office:value-type="float" office:value="0.618544002656446" calcext:value-type="float">
            <text:p>0.618544002656446</text:p>
          </table:table-cell>
          <table:table-cell office:value-type="float" office:value="0.579577998509845" calcext:value-type="float">
            <text:p>0.579577998509845</text:p>
          </table:table-cell>
          <table:table-cell office:value-type="float" office:value="0.0449422262126145" calcext:value-type="float">
            <text:p>0.044942226212615</text:p>
          </table:table-cell>
          <table:table-cell office:value-type="float" office:value="0.705882352941176" calcext:value-type="float">
            <text:p>0.705882352941176</text:p>
          </table:table-cell>
          <table:table-cell office:value-type="float" office:value="0.617647058823529" calcext:value-type="float">
            <text:p>0.617647058823529</text:p>
          </table:table-cell>
          <table:table-cell office:value-type="float" office:value="0.671641791044776" calcext:value-type="float">
            <text:p>0.671641791044776</text:p>
          </table:table-cell>
          <table:table-cell office:value-type="float" office:value="0.222475350165067" calcext:value-type="float">
            <text:p>0.222475350165067</text:p>
          </table:table-cell>
          <table:table-cell office:value-type="float" office:value="0.144643152960552" calcext:value-type="float">
            <text:p>0.144643152960552</text:p>
          </table:table-cell>
          <table:table-cell office:value-type="float" office:value="0.956052715023856" calcext:value-type="float">
            <text:p>0.956052715023856</text:p>
          </table:table-cell>
          <table:table-cell office:value-type="float" office:value="1.32317121814948" calcext:value-type="float">
            <text:p>1.32317121814948</text:p>
          </table:table-cell>
          <table:table-cell office:value-type="float" office:value="35000" calcext:value-type="float">
            <text:p>35000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wa</text:p>
          </table:table-cell>
          <table:table-cell office:value-type="float" office:value="514.777777777778" calcext:value-type="float">
            <text:p>514.777777777778</text:p>
          </table:table-cell>
          <table:table-cell office:value-type="float" office:value="232.238095238095" calcext:value-type="float">
            <text:p>232.238095238095</text:p>
          </table:table-cell>
          <table:table-cell office:value-type="float" office:value="421.139149220939" calcext:value-type="float">
            <text:p>421.139149220939</text:p>
          </table:table-cell>
          <table:table-cell office:value-type="float" office:value="285.175718595028" calcext:value-type="float">
            <text:p>285.175718595028</text:p>
          </table:table-cell>
          <table:table-cell office:value-type="float" office:value="1170" calcext:value-type="float">
            <text:p>117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733.07790000792" calcext:value-type="float">
            <text:p>1733.077900007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8075243868972" calcext:value-type="float">
            <text:p>0.848075243868972</text:p>
          </table:table-cell>
          <table:table-cell office:value-type="float" office:value="0.255507455507455" calcext:value-type="float">
            <text:p>0.255507455507455</text:p>
          </table:table-cell>
          <table:table-cell office:value-type="float" office:value="0.71467631241651" calcext:value-type="float">
            <text:p>0.71467631241651</text:p>
          </table:table-cell>
          <table:table-cell office:value-type="float" office:value="0.627139680916787" calcext:value-type="float">
            <text:p>0.627139680916787</text:p>
          </table:table-cell>
          <table:table-cell office:value-type="float" office:value="0.224202532521905" calcext:value-type="float">
            <text:p>0.224202532521905</text:p>
          </table:table-cell>
          <table:table-cell office:value-type="float" office:value="0.617647058823529" calcext:value-type="float">
            <text:p>0.617647058823529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0.582089552238806" calcext:value-type="float">
            <text:p>0.582089552238806</text:p>
          </table:table-cell>
          <table:table-cell office:value-type="float" office:value="0.180741767098055" calcext:value-type="float">
            <text:p>0.180741767098055</text:p>
          </table:table-cell>
          <table:table-cell office:value-type="float" office:value="0.0917217376346419" calcext:value-type="float">
            <text:p>0.091721737634642</text:p>
          </table:table-cell>
          <table:table-cell office:value-type="float" office:value="0.79915326345202" calcext:value-type="float">
            <text:p>0.79915326345202</text:p>
          </table:table-cell>
          <table:table-cell office:value-type="float" office:value="1.07161676818472" calcext:value-type="float">
            <text:p>1.07161676818472</text:p>
          </table:table-cell>
          <table:table-cell office:value-type="float" office:value="35000" calcext:value-type="float">
            <text:p>35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wa</text:p>
          </table:table-cell>
          <table:table-cell office:value-type="float" office:value="410.5" calcext:value-type="float">
            <text:p>410.5</text:p>
          </table:table-cell>
          <table:table-cell office:value-type="float" office:value="229.363636363636" calcext:value-type="float">
            <text:p>229.363636363636</text:p>
          </table:table-cell>
          <table:table-cell office:value-type="float" office:value="276.134692534373" calcext:value-type="float">
            <text:p>276.134692534373</text:p>
          </table:table-cell>
          <table:table-cell office:value-type="float" office:value="231.753881244439" calcext:value-type="float">
            <text:p>231.753881244439</text:p>
          </table:table-cell>
          <table:table-cell office:value-type="float" office:value="1260" calcext:value-type="float">
            <text:p>126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425.7972346966" calcext:value-type="float">
            <text:p>1425.7972346966</text:p>
          </table:table-cell>
          <table:table-cell office:value-type="float" office:value="0.6333" calcext:value-type="float">
            <text:p>0.6333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1" calcext:value-type="float">
            <text:p>0.1</text:p>
          </table:table-cell>
          <table:table-cell office:value-type="float" office:value="0.487500935558716" calcext:value-type="float">
            <text:p>0.487500935558716</text:p>
          </table:table-cell>
          <table:table-cell office:value-type="float" office:value="0.243893480257117" calcext:value-type="float">
            <text:p>0.243893480257117</text:p>
          </table:table-cell>
          <table:table-cell office:value-type="float" office:value="0.348725393731097" calcext:value-type="float">
            <text:p>0.348725393731097</text:p>
          </table:table-cell>
          <table:table-cell office:value-type="float" office:value="0.401701816587013" calcext:value-type="float">
            <text:p>0.401701816587013</text:p>
          </table:table-cell>
          <table:table-cell office:value-type="float" office:value="0.00456539168476799" calcext:value-type="float">
            <text:p>0.004565391684768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0.626865671641791" calcext:value-type="float">
            <text:p>0.626865671641791</text:p>
          </table:table-cell>
          <table:table-cell office:value-type="float" office:value="0.222577113934328" calcext:value-type="float">
            <text:p>0.222577113934328</text:p>
          </table:table-cell>
          <table:table-cell office:value-type="float" office:value="0.177841269064836" calcext:value-type="float">
            <text:p>0.177841269064836</text:p>
          </table:table-cell>
          <table:table-cell office:value-type="float" office:value="0.995445013874675" calcext:value-type="float">
            <text:p>0.995445013874675</text:p>
          </table:table-cell>
          <table:table-cell table:style-name="ce5" office:value-type="float" office:value="1.39586339687384" calcext:value-type="float">
            <text:p>1.39586339687384</text:p>
          </table:table-cell>
          <table:table-cell table:style-name="ce5" office:value-type="float" office:value="35000" calcext:value-type="float">
            <text:p>3500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6333" calcext:value-type="float">
            <text:p>0.6333</text:p>
          </table:table-cell>
          <table:table-cell table:style-name="ce5" office:value-type="float" office:value="0.2667" calcext:value-type="float">
            <text:p>0.2667</text:p>
          </table:table-cell>
          <table:table-cell table:style-name="ce5" office:value-type="float" office:value="0.1" calcext:value-type="float">
            <text:p>0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4-28T09:34:21.318788303</dc:date>
    <meta:editing-duration>PT6M42S</meta:editing-duration>
    <meta:editing-cycles>1</meta:editing-cycles>
    <meta:generator>LibreOffice/6.4.7.2$Linux_X86_64 LibreOffice_project/40$Build-2</meta:generator>
    <meta:document-statistic meta:table-count="1" meta:cell-count="2263" meta:object-count="0"/>
  </office:meta>
</office:document-meta>
</file>